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rebuchet MS2" svg:font-family="'Trebuchet MS'" style:font-family-generic="system" style:font-pitch="variable"/>
  </office:font-face-decls>
  <office:automatic-styles>
    <style:style style:name="Table1" style:family="table">
      <style:table-properties style:width="15.863cm" fo:margin-left="-0.206cm" fo:margin-top="0cm" fo:margin-bottom="0cm" table:align="left" style:writing-mode="lr-tb"/>
    </style:style>
    <style:style style:name="Table1.A" style:family="table-column">
      <style:table-column-properties style:column-width="1.732cm"/>
    </style:style>
    <style:style style:name="Table1.B" style:family="table-column">
      <style:table-column-properties style:column-width="14.131cm"/>
    </style:style>
    <style:style style:name="Table1.1" style:family="table-row">
      <style:table-row-properties fo:keep-together="auto"/>
    </style:style>
    <style:style style:name="Table1.A1" style:family="table-cell">
      <style:table-cell-properties fo:background-color="#ffffff" fo:padding-left="0.106cm" fo:padding-right="0.176cm" fo:padding-top="0.176cm" fo:padding-bottom="0.176cm" fo:border="0.5pt solid #000001">
        <style:background-image/>
      </style:table-cell-properties>
    </style:style>
    <style:style style:name="Table2" style:family="table">
      <style:table-properties style:width="15.863cm" fo:margin-left="-0.206cm" fo:margin-top="0cm" fo:margin-bottom="0cm" table:align="left" style:writing-mode="lr-tb"/>
    </style:style>
    <style:style style:name="Table2.A" style:family="table-column">
      <style:table-column-properties style:column-width="1.783cm"/>
    </style:style>
    <style:style style:name="Table2.B" style:family="table-column">
      <style:table-column-properties style:column-width="14.079cm"/>
    </style:style>
    <style:style style:name="Table2.1" style:family="table-row">
      <style:table-row-properties fo:keep-together="auto"/>
    </style:style>
    <style:style style:name="Table2.A1" style:family="table-cell">
      <style:table-cell-properties fo:background-color="#ffffff" fo:padding-left="0.106cm" fo:padding-right="0.176cm" fo:padding-top="0.176cm" fo:padding-bottom="0.176cm" fo:border="0.5pt solid #000001">
        <style:background-image/>
      </style:table-cell-properties>
    </style:style>
    <style:style style:name="Table3" style:family="table">
      <style:table-properties style:width="15.863cm" fo:margin-left="-0.206cm" fo:margin-top="0cm" fo:margin-bottom="0cm" table:align="left" style:writing-mode="lr-tb"/>
    </style:style>
    <style:style style:name="Table3.A" style:family="table-column">
      <style:table-column-properties style:column-width="1.732cm"/>
    </style:style>
    <style:style style:name="Table3.B" style:family="table-column">
      <style:table-column-properties style:column-width="14.131cm"/>
    </style:style>
    <style:style style:name="Table3.1" style:family="table-row">
      <style:table-row-properties fo:keep-together="auto"/>
    </style:style>
    <style:style style:name="Table3.A1" style:family="table-cell">
      <style:table-cell-properties fo:background-color="#ffffff" fo:padding-left="0.106cm" fo:padding-right="0.176cm" fo:padding-top="0.176cm" fo:padding-bottom="0.176cm" fo:border="0.5pt solid #000001">
        <style:background-image/>
      </style:table-cell-properties>
    </style:style>
    <style:style style:name="Table4" style:family="table">
      <style:table-properties style:width="15.863cm" fo:margin-left="-0.206cm" fo:margin-top="0cm" fo:margin-bottom="0cm" table:align="left" style:writing-mode="lr-tb"/>
    </style:style>
    <style:style style:name="Table4.A" style:family="table-column">
      <style:table-column-properties style:column-width="1.842cm"/>
    </style:style>
    <style:style style:name="Table4.B" style:family="table-column">
      <style:table-column-properties style:column-width="14.021cm"/>
    </style:style>
    <style:style style:name="Table4.1" style:family="table-row">
      <style:table-row-properties fo:keep-together="auto"/>
    </style:style>
    <style:style style:name="Table4.A1" style:family="table-cell">
      <style:table-cell-properties fo:background-color="#ffffff" fo:padding-left="0.106cm" fo:padding-right="0.176cm" fo:padding-top="0.176cm" fo:padding-bottom="0.176cm" fo:border="0.5pt solid #000001">
        <style:background-image/>
      </style:table-cell-properties>
    </style:style>
    <style:style style:name="Table5" style:family="table">
      <style:table-properties style:width="15.836cm" fo:margin-left="-0.206cm" fo:margin-top="0cm" fo:margin-bottom="0cm" table:align="left" style:writing-mode="lr-tb"/>
    </style:style>
    <style:style style:name="Table5.A" style:family="table-column">
      <style:table-column-properties style:column-width="1.759cm"/>
    </style:style>
    <style:style style:name="Table5.B" style:family="table-column">
      <style:table-column-properties style:column-width="14.078cm"/>
    </style:style>
    <style:style style:name="Table5.1" style:family="table-row">
      <style:table-row-properties fo:keep-together="auto"/>
    </style:style>
    <style:style style:name="Table5.A1" style:family="table-cell">
      <style:table-cell-properties fo:background-color="#ffffff" fo:padding-left="0.106cm" fo:padding-right="0.176cm" fo:padding-top="0.176cm" fo:padding-bottom="0.176cm" fo:border="0.5pt solid #000001">
        <style:background-image/>
      </style:table-cell-properties>
    </style:style>
    <style:style style:name="Table6" style:family="table">
      <style:table-properties style:width="15.863cm" fo:margin-left="-0.206cm" fo:margin-top="0cm" fo:margin-bottom="0cm" table:align="left" style:writing-mode="lr-tb"/>
    </style:style>
    <style:style style:name="Table6.A" style:family="table-column">
      <style:table-column-properties style:column-width="1.812cm"/>
    </style:style>
    <style:style style:name="Table6.B" style:family="table-column">
      <style:table-column-properties style:column-width="14.051cm"/>
    </style:style>
    <style:style style:name="Table6.1" style:family="table-row">
      <style:table-row-properties fo:keep-together="auto"/>
    </style:style>
    <style:style style:name="Table6.A1" style:family="table-cell">
      <style:table-cell-properties fo:background-color="#ffffff" fo:padding-left="0.106cm" fo:padding-right="0.176cm" fo:padding-top="0.176cm" fo:padding-bottom="0.176cm" fo:border="0.5pt solid #000001">
        <style:background-image/>
      </style:table-cell-properties>
    </style:style>
    <style:style style:name="Table7" style:family="table">
      <style:table-properties style:width="15.863cm" fo:margin-left="-0.206cm" fo:margin-top="0cm" fo:margin-bottom="0cm" table:align="left" style:writing-mode="lr-tb"/>
    </style:style>
    <style:style style:name="Table7.A" style:family="table-column">
      <style:table-column-properties style:column-width="1.812cm"/>
    </style:style>
    <style:style style:name="Table7.B" style:family="table-column">
      <style:table-column-properties style:column-width="14.051cm"/>
    </style:style>
    <style:style style:name="Table7.1" style:family="table-row">
      <style:table-row-properties fo:keep-together="auto"/>
    </style:style>
    <style:style style:name="Table7.A1" style:family="table-cell">
      <style:table-cell-properties fo:background-color="#ffffff" fo:padding-left="0.106cm" fo:padding-right="0.176cm" fo:padding-top="0.176cm" fo:padding-bottom="0.176cm" fo:border="0.5pt solid #000001">
        <style:background-image/>
      </style:table-cell-properties>
    </style:style>
    <style:style style:name="Table8" style:family="table">
      <style:table-properties style:width="15.863cm" fo:margin-left="-0.206cm" fo:margin-top="0cm" fo:margin-bottom="0cm" table:align="left" style:writing-mode="lr-tb"/>
    </style:style>
    <style:style style:name="Table8.A" style:family="table-column">
      <style:table-column-properties style:column-width="1.812cm"/>
    </style:style>
    <style:style style:name="Table8.B" style:family="table-column">
      <style:table-column-properties style:column-width="14.051cm"/>
    </style:style>
    <style:style style:name="Table8.1" style:family="table-row">
      <style:table-row-properties fo:keep-together="auto"/>
    </style:style>
    <style:style style:name="Table8.A1" style:family="table-cell">
      <style:table-cell-properties fo:background-color="#ffffff" fo:padding-left="0.106cm" fo:padding-right="0.176cm" fo:padding-top="0.176cm" fo:padding-bottom="0.176cm" fo:border="0.5pt solid #000001">
        <style:background-image/>
      </style:table-cell-properties>
    </style:style>
    <style:style style:name="Table9" style:family="table">
      <style:table-properties style:width="15.863cm" fo:margin-left="-0.206cm" fo:margin-top="0cm" fo:margin-bottom="0cm" table:align="left" style:writing-mode="lr-tb"/>
    </style:style>
    <style:style style:name="Table9.A" style:family="table-column">
      <style:table-column-properties style:column-width="1.812cm"/>
    </style:style>
    <style:style style:name="Table9.B" style:family="table-column">
      <style:table-column-properties style:column-width="14.051cm"/>
    </style:style>
    <style:style style:name="Table9.1" style:family="table-row">
      <style:table-row-properties fo:keep-together="auto"/>
    </style:style>
    <style:style style:name="Table9.A1" style:family="table-cell">
      <style:table-cell-properties fo:background-color="#ffffff" fo:padding-left="0.106cm" fo:padding-right="0.176cm" fo:padding-top="0.176cm" fo:padding-bottom="0.176cm" fo:border="0.5pt solid #000001">
        <style:background-image/>
      </style:table-cell-properties>
    </style:style>
    <style:style style:name="Table10" style:family="table">
      <style:table-properties style:width="15.863cm" fo:margin-left="-0.206cm" fo:margin-top="0cm" fo:margin-bottom="0cm" table:align="left" style:writing-mode="lr-tb"/>
    </style:style>
    <style:style style:name="Table10.A" style:family="table-column">
      <style:table-column-properties style:column-width="1.812cm"/>
    </style:style>
    <style:style style:name="Table10.B" style:family="table-column">
      <style:table-column-properties style:column-width="14.051cm"/>
    </style:style>
    <style:style style:name="Table10.1" style:family="table-row">
      <style:table-row-properties fo:keep-together="auto"/>
    </style:style>
    <style:style style:name="Table10.A1" style:family="table-cell">
      <style:table-cell-properties fo:background-color="#ffffff" fo:padding-left="0.106cm" fo:padding-right="0.176cm" fo:padding-top="0.176cm" fo:padding-bottom="0.176cm" fo:border="0.5pt solid #000001">
        <style:background-image/>
      </style:table-cell-properties>
    </style:style>
    <style:style style:name="Table11" style:family="table">
      <style:table-properties style:width="15.863cm" fo:margin-left="-0.206cm" fo:margin-top="0cm" fo:margin-bottom="0cm" table:align="left" style:writing-mode="lr-tb"/>
    </style:style>
    <style:style style:name="Table11.A" style:family="table-column">
      <style:table-column-properties style:column-width="1.812cm"/>
    </style:style>
    <style:style style:name="Table11.B" style:family="table-column">
      <style:table-column-properties style:column-width="14.051cm"/>
    </style:style>
    <style:style style:name="Table11.1" style:family="table-row">
      <style:table-row-properties fo:keep-together="auto"/>
    </style:style>
    <style:style style:name="Table11.A1" style:family="table-cell">
      <style:table-cell-properties fo:background-color="#ffffff" fo:padding-left="0.106cm" fo:padding-right="0.176cm" fo:padding-top="0.176cm" fo:padding-bottom="0.176cm" fo:border="0.5pt solid #000001">
        <style:background-image/>
      </style:table-cell-properties>
    </style:style>
    <style:style style:name="Table12" style:family="table">
      <style:table-properties style:width="15.863cm" fo:margin-left="-0.206cm" fo:margin-top="0cm" fo:margin-bottom="0cm" table:align="left" style:writing-mode="lr-tb"/>
    </style:style>
    <style:style style:name="Table12.A" style:family="table-column">
      <style:table-column-properties style:column-width="1.812cm"/>
    </style:style>
    <style:style style:name="Table12.B" style:family="table-column">
      <style:table-column-properties style:column-width="14.051cm"/>
    </style:style>
    <style:style style:name="Table12.1" style:family="table-row">
      <style:table-row-properties fo:keep-together="auto"/>
    </style:style>
    <style:style style:name="Table12.A1" style:family="table-cell">
      <style:table-cell-properties fo:background-color="#ffffff" fo:padding-left="0.106cm" fo:padding-right="0.176cm" fo:padding-top="0.176cm" fo:padding-bottom="0.176cm" fo:border="0.5pt solid #000001">
        <style:background-image/>
      </style:table-cell-properties>
    </style:style>
    <style:style style:name="Table13" style:family="table">
      <style:table-properties style:width="15.863cm" fo:margin-left="-0.206cm" fo:margin-top="0cm" fo:margin-bottom="0cm" table:align="left" style:writing-mode="lr-tb"/>
    </style:style>
    <style:style style:name="Table13.A" style:family="table-column">
      <style:table-column-properties style:column-width="1.812cm"/>
    </style:style>
    <style:style style:name="Table13.B" style:family="table-column">
      <style:table-column-properties style:column-width="14.051cm"/>
    </style:style>
    <style:style style:name="Table13.1" style:family="table-row">
      <style:table-row-properties fo:keep-together="auto"/>
    </style:style>
    <style:style style:name="Table13.A1" style:family="table-cell">
      <style:table-cell-properties fo:background-color="#ffffff" fo:padding-left="0.106cm" fo:padding-right="0.176cm" fo:padding-top="0.176cm" fo:padding-bottom="0.176cm" fo:border="0.5pt solid #000001">
        <style:background-image/>
      </style:table-cell-properties>
    </style:style>
    <style:style style:name="Table14" style:family="table">
      <style:table-properties style:width="15.863cm" fo:margin-left="-0.206cm" fo:margin-top="0cm" fo:margin-bottom="0cm" table:align="left" style:writing-mode="lr-tb"/>
    </style:style>
    <style:style style:name="Table14.A" style:family="table-column">
      <style:table-column-properties style:column-width="1.812cm"/>
    </style:style>
    <style:style style:name="Table14.B" style:family="table-column">
      <style:table-column-properties style:column-width="14.051cm"/>
    </style:style>
    <style:style style:name="Table14.1" style:family="table-row">
      <style:table-row-properties fo:keep-together="auto"/>
    </style:style>
    <style:style style:name="Table14.A1" style:family="table-cell">
      <style:table-cell-properties fo:background-color="#ffffff" fo:padding-left="0.106cm" fo:padding-right="0.176cm" fo:padding-top="0.176cm" fo:padding-bottom="0.176cm" fo:border="0.5pt solid #000001">
        <style:background-image/>
      </style:table-cell-properties>
    </style:style>
    <style:style style:name="Table15" style:family="table">
      <style:table-properties style:width="15.863cm" fo:margin-left="-0.206cm" fo:margin-top="0cm" fo:margin-bottom="0cm" table:align="left" style:writing-mode="lr-tb"/>
    </style:style>
    <style:style style:name="Table15.A" style:family="table-column">
      <style:table-column-properties style:column-width="1.812cm"/>
    </style:style>
    <style:style style:name="Table15.B" style:family="table-column">
      <style:table-column-properties style:column-width="14.051cm"/>
    </style:style>
    <style:style style:name="Table15.1" style:family="table-row">
      <style:table-row-properties fo:keep-together="auto"/>
    </style:style>
    <style:style style:name="Table15.A1" style:family="table-cell">
      <style:table-cell-properties fo:background-color="#ffffff" fo:padding-left="0.106cm" fo:padding-right="0.176cm" fo:padding-top="0.176cm" fo:padding-bottom="0.176cm" fo:border="0.5pt solid #000001">
        <style:background-image/>
      </style:table-cell-properties>
    </style:style>
    <style:style style:name="Table16" style:family="table">
      <style:table-properties style:width="15.863cm" fo:margin-left="-0.206cm" fo:margin-top="0cm" fo:margin-bottom="0cm" table:align="left" style:writing-mode="lr-tb"/>
    </style:style>
    <style:style style:name="Table16.A" style:family="table-column">
      <style:table-column-properties style:column-width="1.812cm"/>
    </style:style>
    <style:style style:name="Table16.B" style:family="table-column">
      <style:table-column-properties style:column-width="14.051cm"/>
    </style:style>
    <style:style style:name="Table16.1" style:family="table-row">
      <style:table-row-properties fo:keep-together="auto"/>
    </style:style>
    <style:style style:name="Table16.A1" style:family="table-cell">
      <style:table-cell-properties fo:background-color="#ffffff" fo:padding-left="0.106cm" fo:padding-right="0.176cm" fo:padding-top="0.176cm" fo:padding-bottom="0.176cm" fo:border="0.5pt solid #000001">
        <style:background-image/>
      </style:table-cell-properties>
    </style:style>
    <style:style style:name="Table17" style:family="table">
      <style:table-properties style:width="15.863cm" fo:margin-left="-0.206cm" fo:margin-top="0cm" fo:margin-bottom="0cm" table:align="left" style:writing-mode="lr-tb"/>
    </style:style>
    <style:style style:name="Table17.A" style:family="table-column">
      <style:table-column-properties style:column-width="1.812cm"/>
    </style:style>
    <style:style style:name="Table17.B" style:family="table-column">
      <style:table-column-properties style:column-width="14.051cm"/>
    </style:style>
    <style:style style:name="Table17.1" style:family="table-row">
      <style:table-row-properties fo:keep-together="auto"/>
    </style:style>
    <style:style style:name="Table17.A1" style:family="table-cell">
      <style:table-cell-properties fo:background-color="#ffffff" fo:padding-left="0.106cm" fo:padding-right="0.176cm" fo:padding-top="0.176cm" fo:padding-bottom="0.176cm" fo:border="0.5pt solid #000001">
        <style:background-image/>
      </style:table-cell-properties>
    </style:style>
    <style:style style:name="Table18" style:family="table">
      <style:table-properties style:width="15.863cm" fo:margin-left="-0.206cm" fo:margin-top="0cm" fo:margin-bottom="0cm" table:align="left" style:writing-mode="lr-tb"/>
    </style:style>
    <style:style style:name="Table18.A" style:family="table-column">
      <style:table-column-properties style:column-width="1.812cm"/>
    </style:style>
    <style:style style:name="Table18.B" style:family="table-column">
      <style:table-column-properties style:column-width="14.051cm"/>
    </style:style>
    <style:style style:name="Table18.1" style:family="table-row">
      <style:table-row-properties fo:keep-together="auto"/>
    </style:style>
    <style:style style:name="Table18.A1" style:family="table-cell">
      <style:table-cell-properties fo:background-color="#ffffff" fo:padding-left="0.106cm" fo:padding-right="0.176cm" fo:padding-top="0.176cm" fo:padding-bottom="0.176cm" fo:border="0.5pt solid #000001">
        <style:background-image/>
      </style:table-cell-properties>
    </style:style>
    <style:style style:name="Table19" style:family="table">
      <style:table-properties style:width="15.863cm" fo:margin-left="-0.206cm" fo:margin-top="0cm" fo:margin-bottom="0cm" table:align="left" style:writing-mode="lr-tb"/>
    </style:style>
    <style:style style:name="Table19.A" style:family="table-column">
      <style:table-column-properties style:column-width="1.812cm"/>
    </style:style>
    <style:style style:name="Table19.B" style:family="table-column">
      <style:table-column-properties style:column-width="14.051cm"/>
    </style:style>
    <style:style style:name="Table19.1" style:family="table-row">
      <style:table-row-properties fo:keep-together="auto"/>
    </style:style>
    <style:style style:name="Table19.A1" style:family="table-cell">
      <style:table-cell-properties fo:background-color="#ffffff" fo:padding-left="0.106cm" fo:padding-right="0.176cm" fo:padding-top="0.176cm" fo:padding-bottom="0.176cm" fo:border="0.5pt solid #000001">
        <style:background-image/>
      </style:table-cell-properties>
    </style:style>
    <style:style style:name="P1" style:family="paragraph" style:parent-style-name="Heading_20_3">
      <style:paragraph-properties fo:margin-top="0.282cm" fo:margin-bottom="0cm" style:contextual-spacing="false"/>
    </style:style>
    <style:style style:name="P2" style:family="paragraph" style:parent-style-name="Heading_20_3">
      <style:paragraph-properties fo:margin-top="0.282cm" fo:margin-bottom="0cm" style:contextual-spacing="false" fo:line-height="100%" fo:orphans="0" fo:widows="0"/>
    </style:style>
    <style:style style:name="P3" style:family="paragraph" style:parent-style-name="Heading_20_1">
      <style:paragraph-properties fo:margin-top="0.353cm" fo:margin-bottom="0cm" style:contextual-spacing="false"/>
    </style:style>
    <style:style style:name="P4" style:family="paragraph" style:parent-style-name="Standard">
      <style:text-properties officeooo:paragraph-rsid="00095566"/>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0a0238"/>
    </style:style>
    <style:style style:name="P7" style:family="paragraph" style:parent-style-name="Standard">
      <style:text-properties officeooo:paragraph-rsid="000c61e5"/>
    </style:style>
    <style:style style:name="P8" style:family="paragraph" style:parent-style-name="Standard">
      <style:text-properties officeooo:rsid="000cc744" officeooo:paragraph-rsid="000cc744"/>
    </style:style>
    <style:style style:name="P9" style:family="paragraph" style:parent-style-name="Standard">
      <style:text-properties officeooo:rsid="000cc744" officeooo:paragraph-rsid="000ea7d4"/>
    </style:style>
    <style:style style:name="P10" style:family="paragraph" style:parent-style-name="Standard">
      <style:text-properties officeooo:paragraph-rsid="001122f3"/>
    </style:style>
    <style:style style:name="P11" style:family="paragraph" style:parent-style-name="Standard">
      <style:text-properties officeooo:paragraph-rsid="001165cb"/>
    </style:style>
    <style:style style:name="P12" style:family="paragraph" style:parent-style-name="Standard">
      <style:text-properties officeooo:paragraph-rsid="00117370"/>
    </style:style>
    <style:style style:name="P13" style:family="paragraph" style:parent-style-name="Standard">
      <style:text-properties officeooo:rsid="0012f8ef" officeooo:paragraph-rsid="0012f8ef"/>
    </style:style>
    <style:style style:name="P14" style:family="paragraph" style:parent-style-name="Standard">
      <style:text-properties officeooo:rsid="0014036e" officeooo:paragraph-rsid="0014036e"/>
    </style:style>
    <style:style style:name="P15" style:family="paragraph" style:parent-style-name="Standard">
      <style:text-properties officeooo:rsid="0014036e" officeooo:paragraph-rsid="001a3bd7"/>
    </style:style>
    <style:style style:name="P16" style:family="paragraph" style:parent-style-name="Standard">
      <style:text-properties officeooo:rsid="0018b491" officeooo:paragraph-rsid="001a3bd7"/>
    </style:style>
    <style:style style:name="P17" style:family="paragraph" style:parent-style-name="Standard">
      <style:text-properties officeooo:rsid="001ba6e5" officeooo:paragraph-rsid="001ba6e5"/>
    </style:style>
    <style:style style:name="P18" style:family="paragraph" style:parent-style-name="Standard">
      <style:text-properties officeooo:rsid="001ba6e5" officeooo:paragraph-rsid="001c8e86"/>
    </style:style>
    <style:style style:name="P19" style:family="paragraph" style:parent-style-name="Standard">
      <style:text-properties officeooo:rsid="001ba6e5" officeooo:paragraph-rsid="001f9cc8"/>
    </style:style>
    <style:style style:name="P20" style:family="paragraph" style:parent-style-name="Standard">
      <style:text-properties officeooo:rsid="001bbcc3" officeooo:paragraph-rsid="001bbcc3"/>
    </style:style>
    <style:style style:name="P21" style:family="paragraph" style:parent-style-name="Standard">
      <style:text-properties officeooo:rsid="001bbcc3" officeooo:paragraph-rsid="00242f9e"/>
    </style:style>
    <style:style style:name="P22" style:family="paragraph" style:parent-style-name="Standard">
      <style:text-properties officeooo:rsid="001c8e86" officeooo:paragraph-rsid="001f9cc8"/>
    </style:style>
    <style:style style:name="P23" style:family="paragraph" style:parent-style-name="Standard">
      <style:text-properties officeooo:rsid="001c8e86" officeooo:paragraph-rsid="00242f9e"/>
    </style:style>
    <style:style style:name="P24" style:family="paragraph" style:parent-style-name="Standard">
      <style:text-properties officeooo:rsid="0022941d" officeooo:paragraph-rsid="0022941d"/>
    </style:style>
    <style:style style:name="P25" style:family="paragraph" style:parent-style-name="Standard">
      <style:text-properties officeooo:rsid="0027aa5d" officeooo:paragraph-rsid="0027aa5d"/>
    </style:style>
    <style:style style:name="P26" style:family="paragraph" style:parent-style-name="Standard">
      <style:paragraph-properties fo:margin-left="0cm" fo:margin-right="0cm" fo:margin-top="0cm" fo:margin-bottom="0cm" style:contextual-spacing="false" fo:line-height="100%" fo:orphans="0" fo:widows="0" fo:text-indent="0cm" style:auto-text-indent="false"/>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lways"/>
    </style:style>
    <style:style style:name="P28" style:family="paragraph" style:parent-style-name="Standard">
      <style:paragraph-properties fo:margin-left="0cm" fo:margin-right="0cm" fo:margin-top="0cm" fo:margin-bottom="0.353cm" style:contextual-spacing="false" fo:line-height="100%" fo:text-indent="0cm" style:auto-text-indent="false"/>
    </style:style>
    <style:style style:name="P29" style:family="paragraph" style:parent-style-name="Standard">
      <style:paragraph-properties fo:margin-top="0cm" fo:margin-bottom="0cm" style:contextual-spacing="false"/>
    </style:style>
    <style:style style:name="P30" style:family="paragraph" style:parent-style-name="Standard">
      <style:paragraph-properties fo:margin-top="0cm" fo:margin-bottom="0cm" style:contextual-spacing="false" fo:line-height="150%"/>
    </style:style>
    <style:style style:name="P31" style:family="paragraph" style:parent-style-name="Standard">
      <style:paragraph-properties fo:margin-top="0cm" fo:margin-bottom="0cm" style:contextual-spacing="false" fo:line-height="100%" fo:orphans="0" fo:widows="0"/>
    </style:style>
    <style:style style:name="P32" style:family="paragraph" style:parent-style-name="Standard">
      <style:paragraph-properties fo:margin-top="0cm" fo:margin-bottom="0cm" style:contextual-spacing="false" fo:line-height="100%" fo:orphans="0" fo:widows="0"/>
      <style:text-properties fo:background-color="#ffffff"/>
    </style:style>
    <style:style style:name="P33" style:family="paragraph" style:parent-style-name="Standard">
      <style:paragraph-properties fo:margin-left="1.27cm" fo:margin-right="0cm" fo:margin-top="0cm" fo:margin-bottom="0cm" style:contextual-spacing="false" fo:line-height="100%" fo:text-align="start" style:justify-single-word="false" fo:keep-together="auto" fo:orphans="0" fo:widows="0" fo:text-indent="0cm" style:auto-text-indent="false" fo:keep-with-next="always"/>
    </style:style>
    <style:style style:name="P34" style:family="paragraph" style:parent-style-name="Standard">
      <style:paragraph-properties fo:margin-left="1.27cm" fo:margin-right="0cm" fo:margin-top="0cm" fo:margin-bottom="0cm" style:contextual-spacing="false" fo:text-indent="0cm" style:auto-text-indent="false"/>
    </style:style>
    <style:style style:name="P35" style:family="paragraph" style:parent-style-name="Standard">
      <style:paragraph-properties fo:margin-left="1.27cm" fo:margin-right="0cm" fo:margin-top="0cm" fo:margin-bottom="0cm" style:contextual-spacing="false" fo:line-height="100%" fo:orphans="0" fo:widows="0" fo:text-indent="0cm" style:auto-text-indent="false"/>
    </style:style>
    <style:style style:name="P36" style:family="paragraph" style:parent-style-name="Standard">
      <style:paragraph-properties fo:margin-left="1.27cm" fo:margin-right="0cm" fo:margin-top="0cm" fo:margin-bottom="0cm" style:contextual-spacing="false" fo:line-height="100%" fo:orphans="0" fo:widows="0" fo:text-indent="0cm" style:auto-text-indent="false"/>
      <style:text-properties fo:background-color="#ffffff"/>
    </style:style>
    <style:style style:name="P37" style:family="paragraph" style:parent-style-name="Standard">
      <style:paragraph-properties fo:margin-left="1.27cm" fo:margin-right="0cm" fo:margin-top="0cm" fo:margin-bottom="0cm" style:contextual-spacing="false" fo:line-height="100%" fo:orphans="0" fo:widows="0" fo:text-indent="0cm" style:auto-text-indent="false"/>
      <style:text-properties fo:font-size="8pt" style:font-size-asian="8pt" style:font-size-complex="8pt"/>
    </style:style>
    <style:style style:name="P38" style:family="paragraph" style:parent-style-name="Standard">
      <style:paragraph-properties fo:margin-left="1.27cm" fo:margin-right="0cm" fo:text-indent="0cm" style:auto-text-indent="false"/>
      <style:text-properties officeooo:rsid="000cc744" officeooo:paragraph-rsid="000cc744"/>
    </style:style>
    <style:style style:name="P39" style:family="paragraph" style:parent-style-name="Standard">
      <style:paragraph-properties fo:margin-left="1.27cm" fo:margin-right="0cm" fo:text-indent="0cm" style:auto-text-indent="false"/>
      <style:text-properties officeooo:rsid="000cc744" officeooo:paragraph-rsid="000ea7d4"/>
    </style:style>
    <style:style style:name="P40" style:family="paragraph" style:parent-style-name="Standard">
      <style:paragraph-properties fo:margin-left="2.54cm" fo:margin-right="0cm" fo:margin-top="0cm" fo:margin-bottom="0cm" style:contextual-spacing="false" fo:line-height="100%" fo:orphans="0" fo:widows="0" fo:text-indent="0cm" style:auto-text-indent="false"/>
    </style:style>
    <style:style style:name="P41" style:family="paragraph" style:parent-style-name="Standard">
      <style:paragraph-properties fo:margin-left="2.54cm" fo:margin-right="0cm" fo:margin-top="0cm" fo:margin-bottom="0cm" style:contextual-spacing="false" fo:line-height="100%" fo:orphans="0" fo:widows="0" fo:text-indent="0cm" style:auto-text-indent="false"/>
      <style:text-properties fo:font-size="8pt" style:font-size-asian="8pt" style:font-size-complex="8pt"/>
    </style:style>
    <style:style style:name="P42" style:family="paragraph" style:parent-style-name="Heading_20_2">
      <style:text-properties fo:font-weight="bold" style:font-weight-asian="bold" style:font-weight-complex="bold"/>
    </style:style>
    <style:style style:name="P43" style:family="paragraph" style:parent-style-name="Heading_20_2">
      <style:text-properties officeooo:paragraph-rsid="001165cb"/>
    </style:style>
    <style:style style:name="P44" style:family="paragraph" style:parent-style-name="Standard" style:list-style-name="WWNum6"/>
    <style:style style:name="P45" style:family="paragraph" style:parent-style-name="Standard" style:list-style-name="WWNum7"/>
    <style:style style:name="P46" style:family="paragraph" style:parent-style-name="Standard" style:list-style-name="WWNum8"/>
    <style:style style:name="P47" style:family="paragraph" style:parent-style-name="Standard">
      <style:text-properties officeooo:rsid="0027aa5d" officeooo:paragraph-rsid="0027aa5d"/>
    </style:style>
    <style:style style:name="P48" style:family="paragraph" style:parent-style-name="Standard">
      <style:text-properties officeooo:rsid="0029084a" officeooo:paragraph-rsid="0029084a"/>
    </style:style>
    <style:style style:name="P49" style:family="paragraph" style:parent-style-name="Standard">
      <style:text-properties officeooo:rsid="0029084a" officeooo:paragraph-rsid="002cd061"/>
    </style:style>
    <style:style style:name="P50" style:family="paragraph" style:parent-style-name="Standard">
      <style:text-properties officeooo:rsid="002ab44d" officeooo:paragraph-rsid="002ab44d"/>
    </style:style>
    <style:style style:name="P51" style:family="paragraph" style:parent-style-name="Standard">
      <style:text-properties officeooo:rsid="002cd061" officeooo:paragraph-rsid="002cd061"/>
    </style:style>
    <style:style style:name="P52" style:family="paragraph" style:parent-style-name="Standard" style:list-style-name="WWNum4">
      <style:paragraph-properties fo:margin-left="1.27cm" fo:margin-right="0cm" fo:margin-top="0cm" fo:margin-bottom="0.353cm" style:contextual-spacing="false" fo:line-height="100%" fo:text-indent="0.635cm" style:auto-text-indent="false"/>
    </style:style>
    <style:style style:name="P53" style:family="paragraph" style:parent-style-name="Standard" style:list-style-name="WWNum1">
      <style:paragraph-properties fo:margin-left="1.27cm" fo:margin-right="0cm" fo:margin-top="0cm" fo:margin-bottom="0.353cm" style:contextual-spacing="false" fo:line-height="100%" fo:text-indent="0.635cm" style:auto-text-indent="false"/>
    </style:style>
    <style:style style:name="P54" style:family="paragraph" style:parent-style-name="Standard" style:list-style-name="WWNum2">
      <style:paragraph-properties fo:margin-left="1.27cm" fo:margin-right="0cm" fo:margin-top="0cm" fo:margin-bottom="0.353cm" style:contextual-spacing="false" fo:line-height="100%" fo:text-indent="0.635cm" style:auto-text-indent="false"/>
    </style:style>
    <style:style style:name="P55" style:family="paragraph" style:parent-style-name="Standard" style:list-style-name="WWNum1">
      <style:paragraph-properties fo:margin-left="1.27cm" fo:margin-right="0cm" fo:margin-top="0cm" fo:margin-bottom="0.353cm" style:contextual-spacing="false" fo:line-height="100%" fo:text-indent="0.635cm" style:auto-text-indent="false"/>
      <style:text-properties style:text-underline-style="none"/>
    </style:style>
    <style:style style:name="P56" style:family="paragraph" style:parent-style-name="Standard" style:list-style-name="WWNum4">
      <style:paragraph-properties fo:margin-left="1.27cm" fo:margin-right="0cm" fo:margin-top="0cm" fo:margin-bottom="0.353cm" style:contextual-spacing="true" fo:line-height="100%" fo:text-indent="0.635cm" style:auto-text-indent="false"/>
    </style:style>
    <style:style style:name="P57" style:family="paragraph" style:parent-style-name="Standard" style:list-style-name="WWNum1">
      <style:paragraph-properties fo:margin-left="1.27cm" fo:margin-right="0cm" fo:margin-top="0cm" fo:margin-bottom="0.353cm" style:contextual-spacing="true" fo:line-height="100%" fo:text-indent="0.635cm" style:auto-text-indent="false"/>
    </style:style>
    <style:style style:name="P58" style:family="paragraph" style:parent-style-name="Standard" style:list-style-name="WWNum2">
      <style:paragraph-properties fo:margin-left="1.27cm" fo:margin-right="0cm" fo:margin-top="0cm" fo:margin-bottom="0.353cm" style:contextual-spacing="true" fo:line-height="100%" fo:text-indent="0.635cm" style:auto-text-indent="false"/>
    </style:style>
    <style:style style:name="P59" style:family="paragraph" style:parent-style-name="Standard" style:list-style-name="WWNum4">
      <style:paragraph-properties fo:margin-top="0cm" fo:margin-bottom="0.353cm" style:contextual-spacing="false" fo:line-height="100%"/>
    </style:style>
    <style:style style:name="P60" style:family="paragraph" style:parent-style-name="Standard" style:list-style-name="WWNum5">
      <style:paragraph-properties fo:margin-top="0cm" fo:margin-bottom="0.353cm" style:contextual-spacing="false" fo:line-height="100%"/>
    </style:style>
    <style:style style:name="P61" style:family="paragraph" style:parent-style-name="Heading_20_1" style:master-page-name="Standard">
      <style:paragraph-properties fo:margin-top="0.353cm" fo:margin-bottom="0cm" style:contextual-spacing="false" style:page-number="1"/>
    </style:style>
    <style:style style:name="P62" style:family="paragraph" style:parent-style-name="Heading_20_1">
      <style:text-properties officeooo:rsid="002b8ec4" officeooo:paragraph-rsid="002b8ec4"/>
    </style:style>
    <style:style style:name="P63" style:family="paragraph" style:parent-style-name="Heading_20_2" style:list-style-name="WWNum3">
      <style:paragraph-properties fo:margin-left="1.27cm" fo:margin-right="0cm" fo:margin-top="0.353cm" fo:margin-bottom="0cm" style:contextual-spacing="true" fo:text-indent="0.635cm" style:auto-text-indent="false"/>
    </style:style>
    <style:style style:name="P64" style:family="paragraph" style:parent-style-name="Heading_20_2" style:list-style-name="WWNum3">
      <style:paragraph-properties fo:margin-left="1.27cm" fo:margin-right="0cm" fo:margin-top="0.353cm" fo:margin-bottom="0cm" style:contextual-spacing="true" fo:line-height="100%" fo:orphans="0" fo:widows="0" fo:text-indent="0.635cm" style:auto-text-indent="false"/>
    </style:style>
    <style:style style:name="T1" style:family="text">
      <style:text-properties fo:background-color="#ffffff" loext:char-shading-value="0"/>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95566"/>
    </style:style>
    <style:style style:name="T7" style:family="text">
      <style:text-properties officeooo:rsid="00175e3d"/>
    </style:style>
    <style:style style:name="T8" style:family="text">
      <style:text-properties officeooo:rsid="001bbcc3"/>
    </style:style>
    <style:style style:name="T9" style:family="text">
      <style:text-properties officeooo:rsid="00242f9e"/>
    </style:style>
    <style:style style:name="T10" style:family="text">
      <style:text-properties officeooo:rsid="002557b4"/>
    </style:style>
    <style:style style:name="T11" style:family="text">
      <style:text-properties officeooo:rsid="0029a7d0"/>
    </style:style>
    <style:style style:name="T12" style:family="text">
      <style:text-properties officeooo:rsid="002ab44d"/>
    </style:style>
    <style:style style:name="T13" style:family="text">
      <style:text-properties officeooo:rsid="002cd061"/>
    </style:style>
    <style:style style:name="T14" style:family="text">
      <style:text-properties officeooo:rsid="002d24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h.50d5t4v272ki"/>Configurable Variables Used in Statistical Analysis</text:p>
      <text:list xml:id="list8467682148605124951" text:style-name="WWNum4">
        <text:list-item>
          <text:p text:style-name="P52">double agentConservationEthicModifier (0.05 - 40): The factor used to increase and decrease conservation ethic barometer of agents</text:p>
        </text:list-item>
        <text:list-item>
          <text:p text:style-name="P56">double agentProfitMotivationModifier (0.05 - 1): The factor used to increase and decrease profit motive barometer of agents</text:p>
        </text:list-item>
        <text:list-item>
          <text:p text:style-name="P59">double socialNormUpdatePercentage (10 - 100): The factor used to update agents’ conservation ethic barometer according to societal norm </text:p>
        </text:list-item>
        <text:list-item>
          <text:p text:style-name="P52">double highCEAgentsPercentage (0 - 100) : The percentage of land holders with high conservation ethic barometer.</text:p>
        </text:list-item>
      </text:list>
      <text:p text:style-name="P28"/>
      <text:p text:style-name="Heading_20_1">Configurable Variables, Which were initially used in the statistical analysis. (Now fixed)</text:p>
      <text:list xml:id="list8029420591974178014" text:style-name="WWNum5">
        <text:list-item>
          <text:p text:style-name="P60">double profitDifferenctial (40): gap between low, medium and high levels of profit.</text:p>
        </text:list-item>
        <text:list-item>
          <text:p text:style-name="P60">double profitVariability (20) : the size of profit ranges. (this value is used to decide low, medium and high profit ranges)</text:p>
        </text:list-item>
        <text:list-item>
          <text:p text:style-name="P60">int defaultMaxNumberOfBids <text:span text:style-name="T1">(8)</text:span>: <text:s/>the number of default bids that a normal agent make.</text:p>
        </text:list-item>
        <text:list-item>
          <text:p text:style-name="P60">bidAddon <text:span text:style-name="T1">(5)</text:span>: number of bids to be added to “defaultBids” parameter to get bid numbers for HCLP category</text:p>
        </text:list-item>
        <text:list-item>
          <text:p text:style-name="P60">double targetPercentage (12): The percentage of maximum possible target (if all agents bid on the highest package) that should be assigned as the target.</text:p>
        </text:list-item>
      </text:list>
      <text:p text:style-name="P29"/>
      <text:p text:style-name="P3"><text:bookmark text:name="h.2jbkzx5zy4ah"/>Other Configurable Variables (not used in statistical analysis)</text:p>
      <text:list xml:id="list8031297510246992766" text:style-name="WWNum1">
        <text:list-item>
          <text:p text:style-name="P53">double highParticipationProbability : 0.8</text:p>
        </text:list-item>
        <text:list-item>
          <text:p text:style-name="P53">double lowParticipationProbability : 0.<text:span text:style-name="T2">3</text:span></text:p>
        </text:list-item>
        <text:list-item>
          <text:p text:style-name="P53">double upperThresholdC : 70</text:p>
        </text:list-item>
        <text:list-item>
          <text:p text:style-name="P53">double lowerThresholdC : 30</text:p>
        </text:list-item>
        <text:list-item>
          <text:p text:style-name="P53">double upperThresholdP : 70</text:p>
        </text:list-item>
        <text:list-item>
          <text:p text:style-name="P53">double lowerThresholdP : 30</text:p>
        </text:list-item>
        <text:list-item>
          <text:p text:style-name="P53"><text:soft-page-break/>double maxConservationEthic : 100</text:p>
        </text:list-item>
        <text:list-item>
          <text:p text:style-name="P53">double maxProfitMotivation : 100</text:p>
        </text:list-item>
        <text:list-item>
          <text:p text:style-name="P53">long conservationEthicSeed : 123456789</text:p>
        </text:list-item>
        <text:list-item>
          <text:p text:style-name="P53">long profitMotivationSeed : 987654321</text:p>
        </text:list-item>
        <text:list-item>
          <text:p text:style-name="P55">long globalSeed : 1000</text:p>
        </text:list-item>
        <text:list-item>
          <text:p text:style-name="P53">int numberOfAgents = 100</text:p>
        </text:list-item>
        <text:list-item>
          <text:p text:style-name="P53">double staticAgentConservationEthicModifier = 0.25</text:p>
        </text:list-item>
        <text:list-item>
          <text:p text:style-name="P57">double staticAgentProfitMotivationModifier = 0.25</text:p>
        </text:list-item>
        <text:list-item>
          <text:p text:style-name="P53">double medProfitRangeMinMargin = 10;</text:p>
        </text:list-item>
        <text:list-item>
          <text:p text:style-name="P53">double highProfitRangeMinMargin = 20;</text:p>
        </text:list-item>
      </text:list>
      <text:p text:style-name="P3"><text:bookmark text:name="h.peeyrllhm8a"/>Internal variables used in the application</text:p>
      <text:list xml:id="list7870275081847396662" text:style-name="WWNum2">
        <text:list-item>
          <text:p text:style-name="P54">double lowProfitPercentage = 0</text:p>
        </text:list-item>
        <text:list-item>
          <text:p text:style-name="P54">double[] lowProfitPercentageRange = [lowProfitPercentage - profitVariability, lowProfitPercentage + profitVariability]</text:p>
        </text:list-item>
        <text:list-item>
          <text:p text:style-name="P54">double mediumProfitPercentage = 0 + profitDifferenctial</text:p>
        </text:list-item>
        <text:list-item>
          <text:p text:style-name="P58">double[] medProfitPercentageRange = [max(mediumProfitPercentage - profitVariability, medProfitRangeMinMargin) , mediumProfitPercentage + profitVariability]</text:p>
        </text:list-item>
        <text:list-item>
          <text:p text:style-name="P54">double highProfitPercentage = mediumProfitPercentage + profitDifferenctial</text:p>
        </text:list-item>
        <text:list-item>
          <text:p text:style-name="P58">double[] highProfitPercentageRange = [max(highProfitPercentage - profitVariability, highProfitRangeMinMargin), highProfitPercentage + profitVariability]</text:p>
        </text:list-item>
        <text:list-item>
          <text:p text:style-name="P58">Package referencePackage = /* when the packages are sorted in desending order of their opportunity costs, the package which comes in the (number of packages)/4 th position */</text:p>
        </text:list-item>
        <text:list-item>
          <text:p text:style-name="P58">double referenceBidProfit = referencePackage.apportunityCost * highProfitPercentageRange[0]</text:p>
        </text:list-item>
      </text:list>
      <text:p text:style-name="P3"><text:bookmark text:name="h.k5sm1t1qp3ne"/>JACK Plans</text:p>
      <text:list xml:id="list2270388750968790680" text:style-name="WWNum3">
        <text:list-item>
          <text:p text:style-name="P63"><text:bookmark text:name="h.8al8aepgs4tp"/>CallForBidsPercept</text:p>
        </text:list-item>
      </text:list>
      <text:p text:style-name="P29"/>
      <text:p text:style-name="P30">Just after initialising the simulation, the auctioneer model sends a percept named “call for bids” to all agents. When agents receive this percept, they post “CallForBidsPercept” event and as a result the plan “ReactOnCallForBids” is getting executed to handle it</text:p>
      <text:p text:style-name="P1"><text:bookmark text:name="h.bcorh1df606r"/>ReactOnCallForBids </text:p>
      <table:table table:name="Table1" table:style-name="Table1">
        <table:table-column table:style-name="Table1.A"/>
        <table:table-column table:style-name="Table1.B"/>
        <text:soft-page-break/>
        <table:table-row table:style-name="Table1.1">
          <table:table-cell table:style-name="Table1.A1" office:value-type="string">
            <text:p text:style-name="P27">Context</text:p>
          </table:table-cell>
          <table:table-cell table:style-name="Table1.A1" office:value-type="string">
            <text:p text:style-name="P31">always true</text:p>
          </table:table-cell>
        </table:table-row>
        <table:table-row table:style-name="Table1.1">
          <table:table-cell table:style-name="Table1.A1" office:value-type="string">
            <text:p text:style-name="P27">Body</text:p>
          </table:table-cell>
          <table:table-cell table:style-name="Table1.A1" office:value-type="string">
            <text:p text:style-name="P27">trigger a subtask to “DecideParticipation” event</text:p>
            <text:p text:style-name="P27"/>
            <text:p text:style-name="P27">if(agent decides to participate in auction) {</text:p>
            <text:p text:style-name="P33">trigger a subtask to “DecideBids” event</text:p>
            <text:p text:style-name="P27">} else {</text:p>
            <text:p text:style-name="P33">submit zero bids</text:p>
            <text:p text:style-name="P27">} </text:p>
          </table:table-cell>
        </table:table-row>
      </table:table>
      <text:p text:style-name="P29"><text:soft-page-break/></text:p>
      <text:list xml:id="list135230675330576" text:continue-numbering="true" text:style-name="WWNum3">
        <text:list-item>
          <text:p text:style-name="P63"><text:bookmark text:name="h.vfqbjm9fl24s"/>DecideParticipation</text:p>
        </text:list-item>
      </text:list>
      <text:p text:style-name="P29"/>
      <text:p text:style-name="P29">This event is triggered by “ReactForCallForBids” plan to decide agent’s participation in auction. When creating the agents during the system startup, the Conservation Ethic <text:s/>and Profit Motive Barometers of agents are assigned. At the same time, level of those parameters (either high or low) are decided. </text:p>
      <text:p text:style-name="P29"/>
      <text:p text:style-name="P29">The parameters upperThresholdC, upperThresholdP, lowerThresholdC and lowerThresholdP are used to decide the level of Conservation ethic and profit motive barometers of agents.</text:p>
      <text:p text:style-name="P34">if ( agent’s C &gt;= upperThresholdC)</text:p>
      <text:p text:style-name="P34"><text:tab/>agents C is “HIGH”</text:p>
      <text:p text:style-name="P34">else if ( agent’s C &lt;= lowerThresholdC)</text:p>
      <text:p text:style-name="P34"><text:tab/>agent’s C is LOW</text:p>
      <text:p text:style-name="P34">else </text:p>
      <text:p text:style-name="P34"><text:tab/>level of agent’s C is decided with probability</text:p>
      <text:p text:style-name="P34"/>
      <text:p text:style-name="P34">if ( agent’s P &gt;= upperThresholdP)</text:p>
      <text:p text:style-name="P34"><text:tab/>agents P is “HIGH”</text:p>
      <text:p text:style-name="P34">else if ( agent’s P &lt;= lowerThresholdP)</text:p>
      <text:p text:style-name="P34"><text:tab/>agent’s P is LOW</text:p>
      <text:p text:style-name="P34">else </text:p>
      <text:p text:style-name="P34"><text:tab/>level of agent’s P is decided with probability</text:p>
      <text:p text:style-name="P29"/>
      <text:p text:style-name="P29">There are four plans for the “DecideParticipation” goal.</text:p>
      <text:p text:style-name="P29"/>
      <text:p text:style-name="P1"><text:bookmark text:name="h.wvs3cyxf008u"/>DecideParticipationWhenLowCLowP</text:p>
      <text:p text:style-name="P29"/>
      <table:table table:name="Table2" table:style-name="Table2">
        <table:table-column table:style-name="Table2.A"/>
        <table:table-column table:style-name="Table2.B"/>
        <table:table-row table:style-name="Table2.1">
          <table:table-cell table:style-name="Table2.A1" office:value-type="string">
            <text:p text:style-name="P31">Context</text:p>
          </table:table-cell>
          <table:table-cell table:style-name="Table2.A1" office:value-type="string">
            <text:p text:style-name="P31">if( agent’s C is low &amp;&amp; agent’s P is low)</text:p>
            <text:p text:style-name="P35">true;</text:p>
            <text:p text:style-name="P26">else</text:p>
            <text:p text:style-name="P35">false;</text:p>
          </table:table-cell>
        </table:table-row>
        <table:table-row table:style-name="Table2.1">
          <table:table-cell table:style-name="Table2.A1" office:value-type="string">
            <text:p text:style-name="P31">Body</text:p>
          </table:table-cell>
          <table:table-cell table:style-name="Table2.A1" office:value-type="string">
            <text:p text:style-name="P31">//probability of participating in auction = lowParticipationProbability.</text:p>
            <text:p text:style-name="P31"/>
            <text:p text:style-name="P31">Random random = new Random();</text:p>
            <text:p text:style-name="P31">if(random.nextDouble() &lt; lowParticipationProbability){</text:p>
            <text:p text:style-name="P35">participate in auction</text:p>
            <text:p text:style-name="P31">} else {</text:p>
            <text:p text:style-name="P35">do not participate in auction</text:p>
            <text:p text:style-name="P26">}</text:p>
          </table:table-cell>
        </table:table-row>
      </table:table>
      <text:p text:style-name="P29"><text:soft-page-break/></text:p>
      <text:p text:style-name="P1"><text:bookmark text:name="h.iysbr3ny1bap"/>DecideParticipationWhenHighCLowP</text:p>
      <text:p text:style-name="P29"/>
      <table:table table:name="Table3" table:style-name="Table3">
        <table:table-column table:style-name="Table3.A"/>
        <table:table-column table:style-name="Table3.B"/>
        <table:table-row table:style-name="Table3.1">
          <table:table-cell table:style-name="Table3.A1" office:value-type="string">
            <text:p text:style-name="P31">Context</text:p>
          </table:table-cell>
          <table:table-cell table:style-name="Table3.A1" office:value-type="string">
            <text:p text:style-name="P31">if( agent’s C is high &amp;&amp; agent’s P is low)</text:p>
            <text:p text:style-name="P35">true;</text:p>
            <text:p text:style-name="P31">else</text:p>
            <text:p text:style-name="P35">false;</text:p>
          </table:table-cell>
        </table:table-row>
        <table:table-row table:style-name="Table3.1">
          <table:table-cell table:style-name="Table3.A1" office:value-type="string">
            <text:p text:style-name="P31">Body</text:p>
          </table:table-cell>
          <table:table-cell table:style-name="Table3.A1" office:value-type="string">
            <text:p text:style-name="P31">//probability of participating in auction = highParticipationProbability.</text:p>
            <text:p text:style-name="P31"/>
            <text:p text:style-name="P31">Random random = new Random();</text:p>
            <text:p text:style-name="P31">if(random.nextDouble() &lt; highParticipationProbability){</text:p>
            <text:p text:style-name="P35">decides to participate in auction</text:p>
            <text:p text:style-name="P31">} else {</text:p>
            <text:p text:style-name="P35">not participate in auction</text:p>
            <text:p text:style-name="P31">}</text:p>
          </table:table-cell>
        </table:table-row>
      </table:table>
      <text:p text:style-name="P1"><text:bookmark text:name="h.l51f3ny79bb7"/>DecideParticipationWhenLowCHighP</text:p>
      <text:p text:style-name="P29"/>
      <table:table table:name="Table4" table:style-name="Table4">
        <table:table-column table:style-name="Table4.A"/>
        <table:table-column table:style-name="Table4.B"/>
        <table:table-row table:style-name="Table4.1">
          <table:table-cell table:style-name="Table4.A1" office:value-type="string">
            <text:p text:style-name="P32">Context</text:p>
          </table:table-cell>
          <table:table-cell table:style-name="Table4.A1" office:value-type="string">
            <text:p text:style-name="P32">if( agent’s C is low &amp;&amp; agent’s P is high)</text:p>
            <text:p text:style-name="P36">true;</text:p>
            <text:p text:style-name="P32">else</text:p>
            <text:p text:style-name="P36">false;</text:p>
          </table:table-cell>
        </table:table-row>
        <table:table-row table:style-name="Table4.1">
          <table:table-cell table:style-name="Table4.A1" office:value-type="string">
            <text:p text:style-name="P32">Body</text:p>
          </table:table-cell>
          <table:table-cell table:style-name="Table4.A1" office:value-type="string">
            <text:p text:style-name="P32">/* probability of participating in auction is calculated as how many successful bids with good profit were there in the last three SUCCESSFUL auction rounds out of all successful bids. </text:p>
            <text:p text:style-name="P32">The good profit is the profit that can be made by the reference package when the highProfitPercentage is applied on it.</text:p>
            <text:p text:style-name="P31"/>
            <text:p text:style-name="P32">Good profit = referencePackage.opportunityCost * (1 + highProfitPercentage)</text:p>
            <text:p text:style-name="P32">probability = (number of successful bids with at least good profit during last three auction cycles / number of successful bids in last three auction cycles)</text:p>
            <text:p text:style-name="P32">*/</text:p>
          </table:table-cell>
        </table:table-row>
      </table:table>
      <text:p text:style-name="P29"/>
      <text:p text:style-name="P1"><text:bookmark text:name="h.6khn5cf3guwo"/>DecideParticipationWhenHighCHighP</text:p>
      <text:p text:style-name="P29"/>
      <text:p text:style-name="P29"/>
      <table:table table:name="Table5" table:style-name="Table5">
        <table:table-column table:style-name="Table5.A"/>
        <table:table-column table:style-name="Table5.B"/>
        <table:table-row table:style-name="Table5.1">
          <table:table-cell table:style-name="Table5.A1" office:value-type="string">
            <text:p text:style-name="P31">Context</text:p>
          </table:table-cell>
          <table:table-cell table:style-name="Table5.A1" office:value-type="string">
            <text:p text:style-name="P31">if( agent’s C is high &amp;&amp; agent’s P is high)</text:p>
            <text:p text:style-name="P35">true;</text:p>
            <text:p text:style-name="P31">else</text:p>
            <text:p text:style-name="P35">false;</text:p>
          </table:table-cell>
        </table:table-row>
        <table:table-row table:style-name="Table5.1">
          <table:table-cell table:style-name="Table5.A1" office:value-type="string">
            <text:p text:style-name="P31">Body</text:p>
          </table:table-cell>
          <table:table-cell table:style-name="Table5.A1" office:value-type="string">
            <text:p text:style-name="P31">//probability of participating in auction = highParticipationProbability.</text:p>
            <text:p text:style-name="P31"/>
            <text:p text:style-name="P31">if(random.nextDouble() &lt; highParticipationProbability){</text:p>
            <text:p text:style-name="P35">decides to participate in auction</text:p>
            <text:p text:style-name="P31">} else {</text:p>
            <text:p text:style-name="P35">not participate in auction</text:p>
            <text:p text:style-name="P31">}</text:p>
          </table:table-cell>
        </table:table-row>
      </table:table>
      <text:p text:style-name="P29"><text:soft-page-break/></text:p>
      <text:list xml:id="list135230663741285" text:continue-numbering="true" text:style-name="WWNum3">
        <text:list-item>
          <text:p text:style-name="P63"><text:bookmark text:name="h.w2qqd33t37d4"/>DecideBids</text:p>
        </text:list-item>
      </text:list>
      <text:p text:style-name="P29">This goal is triggered by “ReactForCallForBids” plan to decide bids when the agent has already decided to participate in auction through “DecideParticipation” goal. This goal has four plans and the agent selects a plan based on levels of his conservation ethic barometer and profit motive barometer. <text:s/></text:p>
      <text:p text:style-name="P29"/>
      <text:p text:style-name="P1"><text:bookmark text:name="h.q7p5l1q0xwhu"/>DecideBidsWhenLowCLowP</text:p>
      <text:p text:style-name="P29"/>
      <table:table table:name="Table6" table:style-name="Table6">
        <table:table-column table:style-name="Table6.A"/>
        <table:table-column table:style-name="Table6.B"/>
        <table:table-row table:style-name="Table6.1">
          <table:table-cell table:style-name="Table6.A1" office:value-type="string">
            <text:p text:style-name="P31">Context</text:p>
          </table:table-cell>
          <table:table-cell table:style-name="Table6.A1" office:value-type="string">
            <text:p text:style-name="P31">if( agent’s C is low &amp;&amp; agent’s P is low)</text:p>
            <text:p text:style-name="P35">true;</text:p>
            <text:p text:style-name="P31">else</text:p>
            <text:p text:style-name="P35">false;</text:p>
          </table:table-cell>
        </table:table-row>
        <table:table-row table:style-name="Table6.1">
          <table:table-cell table:style-name="Table6.A1" office:value-type="string">
            <text:p text:style-name="P31">Body</text:p>
          </table:table-cell>
          <table:table-cell table:style-name="Table6.A1" office:value-type="string">
            <text:p text:style-name="P31">/* decide bids with random probability and random profit */</text:p>
            <text:p text:style-name="P31"/>
            <text:p text:style-name="P31">ArrayList selectedBids = new ArrayList();</text:p>
            <text:p text:style-name="P31"/>
            <text:p text:style-name="P31">Random random = new Random();</text:p>
            <text:p text:style-name="P31">double probability = random.nextDouble();</text:p>
            <text:p text:style-name="P31"/>
            <text:p text:style-name="P31">for each package /* iterates through all packages */ {</text:p>
            <text:p text:style-name="P35">if (random.nextDouble() &lt; probability) {</text:p>
            <text:p text:style-name="P40">//bid for the package with a random profit</text:p>
            <text:p text:style-name="P40">double bidPrice = package.opportunityCost * (1 + random.nextDouble());</text:p>
            <text:p text:style-name="P40"/>
            <text:p text:style-name="P40">//publish bid</text:p>
            <text:p text:style-name="P40">selectedBids.add(new Bid(package.id, bidPrice);</text:p>
            <text:p text:style-name="P35">}</text:p>
            <text:p text:style-name="P26">}</text:p>
          </table:table-cell>
        </table:table-row>
      </table:table>
      <text:p text:style-name="P29"><text:soft-page-break/></text:p>
      <text:p text:style-name="P1"><text:bookmark text:name="h.oe9gz8ph6d3s"/>DecideBidsWhenHighCLowP</text:p>
      <text:p text:style-name="P29"/>
      <table:table table:name="Table7" table:style-name="Table7">
        <table:table-column table:style-name="Table7.A"/>
        <table:table-column table:style-name="Table7.B"/>
        <table:table-row table:style-name="Table7.1">
          <table:table-cell table:style-name="Table7.A1" office:value-type="string">
            <text:p text:style-name="P31">Context</text:p>
          </table:table-cell>
          <table:table-cell table:style-name="Table7.A1" office:value-type="string">
            <text:p text:style-name="P31">if( agent’s C is high &amp;&amp; agent’s P is low)</text:p>
            <text:p text:style-name="P35">true;</text:p>
            <text:p text:style-name="P31">else</text:p>
            <text:p text:style-name="P35">false;</text:p>
          </table:table-cell>
        </table:table-row>
        <table:table-row table:style-name="Table7.1">
          <table:table-cell table:style-name="Table7.A1" office:value-type="string">
            <text:p text:style-name="P31">Body</text:p>
          </table:table-cell>
          <table:table-cell table:style-name="Table7.A1" office:value-type="string">
            <text:p text:style-name="P31">/* This plan selects maximum (defaultMaxNumberOfBids + bidAddon) number of bids and makes sure that profit is always in between lowProfitPercentageRange */</text:p>
            <text:p text:style-name="P31"/>
            <text:p text:style-name="P31">ArrayList selectedBids = new ArrayList();</text:p>
            <text:p text:style-name="P31">Random random = new Random();</text:p>
            <text:p text:style-name="P31"/>
            <text:p text:style-name="P31">/*Below array is used to track the selected packages to avoid selecting the same package twice. */</text:p>
            <text:p text:style-name="P31">boolean[ ] status = new boolean[number of packages];</text:p>
            <text:p text:style-name="P31">Arrays.fill(status, Boolean.FALSE);</text:p>
            <text:p text:style-name="P31"/>
            <text:p text:style-name="P31">int numberOfVisitedPackages = 0;</text:p>
            <text:p text:style-name="P31"/>
            <text:p text:style-name="P31">int bidCount = defaultMaxNumberOfBids + bidAddon;</text:p>
            <text:p text:style-name="P31"/>
            <text:p text:style-name="P31"><text:s/>/* iterates until either bidCount number of bids are selected or the system iterates through all the packages*/</text:p>
            <text:p text:style-name="P31">while ( bidCount-- != 0 &amp;&amp; numberOfVisitedPackages &lt; number of packages){</text:p>
            <text:p text:style-name="P35">int randomPackageId = random.nextInt(number of packages);</text:p>
            <text:p text:style-name="P35"/>
            <text:p text:style-name="P35">if(status[randomPackageId]) /* if the package is already selected*/{</text:p>
            <text:p text:style-name="P40">//ignore the package</text:p>
            <text:p text:style-name="P40">maxNumber++;</text:p>
            <text:p text:style-name="P40">continue;</text:p>
            <text:p text:style-name="P35">} else {</text:p>
            <text:p text:style-name="P40">numberOfVisitedPackages++;</text:p>
            <text:p text:style-name="P40">status[randomPackageId] = true;</text:p>
            <text:p text:style-name="P40"/>
            <text:p text:style-name="P40">/* decide a profit percentage within the range lowProfitPercentageRange */</text:p>
            <text:p text:style-name="P41">double profitPercentage = lowProfitPercentageRange[0] + (lowProfitPercentageRange[1] <text:s/>- lowProfitPercentageRange[0] ) * random.nextDouble();</text:p>
            <text:p text:style-name="P35"><text:s text:c="11"/><text:tab/> </text:p>
            <text:p text:style-name="P40">double profit = package.apportunityCost * profitPercentage;</text:p>
            <text:p text:style-name="P40"/>
            <text:p text:style-name="P40">double bidPrice = profit + package.apportunityCost;</text:p>
            <text:p text:style-name="P40"/>
            <text:p text:style-name="P40">selectedBids.add(randomPackageId, bidPrice);</text:p>
            <text:p text:style-name="P40"/>
            <text:p text:style-name="P35">}</text:p>
            <text:p text:style-name="P31">}</text:p>
          </table:table-cell>
        </table:table-row>
      </table:table>
      <text:p text:style-name="P29"><text:soft-page-break/></text:p>
      <text:p text:style-name="P1"><text:bookmark text:name="h.gducsba5my3h"/>DecideBidsWhenLowCHighP</text:p>
      <text:p text:style-name="P29"/>
      <text:p text:style-name="P29"/>
      <table:table table:name="Table8" table:style-name="Table8">
        <table:table-column table:style-name="Table8.A"/>
        <table:table-column table:style-name="Table8.B"/>
        <table:table-row table:style-name="Table8.1">
          <table:table-cell table:style-name="Table8.A1" office:value-type="string">
            <text:p text:style-name="P31">Context</text:p>
          </table:table-cell>
          <table:table-cell table:style-name="Table8.A1" office:value-type="string">
            <text:p text:style-name="P31">if( agent’s C is low &amp;&amp; agent’s P is high)</text:p>
            <text:p text:style-name="P35">true;</text:p>
            <text:p text:style-name="P31">else</text:p>
            <text:p text:style-name="P35">false;</text:p>
          </table:table-cell>
        </table:table-row>
        <table:table-row table:style-name="Table8.1">
          <table:table-cell table:style-name="Table8.A1" office:value-type="string">
            <text:p text:style-name="P31">Body</text:p>
          </table:table-cell>
          <table:table-cell table:style-name="Table8.A1" office:value-type="string">
            <text:p text:style-name="P31">/* This plan selects bids which can make at least referenceBidProfit amount of profit when using a profit percentage within the highProfitPercentageRange. (Does not consider about the number of bids) */</text:p>
            <text:p text:style-name="P31"/>
            <text:p text:style-name="P31">ArrayList selectedBids = new ArrayList();</text:p>
            <text:p text:style-name="P31">Random random = new Random();</text:p>
            <text:p text:style-name="P31"/>
            <text:p text:style-name="P31">for all packages {</text:p>
            <text:p text:style-name="P35">/* Decide a profit percentage within highProfitPercentageRange to calculate the profit given to each package */</text:p>
            <text:p text:style-name="P37">double profitPercentage = highProfitPercentageRange[0] + (highProfitPercentageRange[1] <text:s/>- highProfitPercentageRange[0] ) * random.nextDouble();</text:p>
            <text:p text:style-name="P35"/>
            <text:p text:style-name="P35">/*next calculate the profit that can be obtained by the package</text:p>
            <text:p text:style-name="P35">double profit = package.opportunityCost * profitPercentage;</text:p>
            <text:p text:style-name="P35"/>
            <text:p text:style-name="P35">/* checks if the profit is greater than or equal to the referenceBidProfit */</text:p>
            <text:p text:style-name="P35">if ( profit &gt;= referenceBidProfit){</text:p>
            <text:p text:style-name="P40">double bidPrice = profit + package.opportunityCost;</text:p>
            <text:p text:style-name="P40">selectedBids.add(package.id, bidPrice);</text:p>
            <text:p text:style-name="P35">}</text:p>
            <text:p text:style-name="P26">}</text:p>
          </table:table-cell>
        </table:table-row>
      </table:table>
      <text:p text:style-name="P29"><text:soft-page-break/></text:p>
      <text:p text:style-name="P29"/>
      <text:p text:style-name="P1"><text:bookmark text:name="h.8q40maynn98u"/>DecideBidsWhenHighCHighP</text:p>
      <text:p text:style-name="P29"/>
      <text:p text:style-name="P29"/>
      <table:table table:name="Table9" table:style-name="Table9">
        <table:table-column table:style-name="Table9.A"/>
        <table:table-column table:style-name="Table9.B"/>
        <table:table-row table:style-name="Table9.1">
          <table:table-cell table:style-name="Table9.A1" office:value-type="string">
            <text:p text:style-name="P31">Context</text:p>
          </table:table-cell>
          <table:table-cell table:style-name="Table9.A1" office:value-type="string">
            <text:p text:style-name="P31">if( agent’s C is high &amp;&amp; agent’s P is high)</text:p>
            <text:p text:style-name="P35">true;</text:p>
            <text:p text:style-name="P31">else</text:p>
            <text:p text:style-name="P35">false;</text:p>
          </table:table-cell>
        </table:table-row>
        <table:table-row table:style-name="Table9.1">
          <table:table-cell table:style-name="Table9.A1" office:value-type="string">
            <text:p text:style-name="P31">Body</text:p>
          </table:table-cell>
          <table:table-cell table:style-name="Table9.A1" office:value-type="string">
            <text:p text:style-name="P31">/* This plan selects maximum defaultMaxNumberOfBids number of bids and makes sure that profit is always withinmedProfitPercentageRange */</text:p>
            <text:p text:style-name="P31"/>
            <text:p text:style-name="P31">ArrayList selectedBids = new ArrayList();</text:p>
            <text:p text:style-name="P31">Random random = new Random();</text:p>
            <text:p text:style-name="P31"/>
            <text:p text:style-name="P31">/*Below array is used to track the selected packages to avoid selecting the same package twice. */</text:p>
            <text:p text:style-name="P31">boolean[ ] status = new boolean[number of packages];</text:p>
            <text:p text:style-name="P31">Arrays.fill(status, Boolean.FALSE);</text:p>
            <text:p text:style-name="P31"/>
            <text:p text:style-name="P31">int numberOfVisitedPackages = 0;</text:p>
            <text:p text:style-name="P31"/>
            <text:p text:style-name="P31">/* number of bids is calculated as below to stop the landowner selecting no bids. Because, if the agent has already decided to participate in the auction, he should at least make one bid. */</text:p>
            <text:p text:style-name="P31">int bidCount = defaultMaxNumberOfBids;</text:p>
            <text:p text:style-name="P31"/>
            <text:p text:style-name="P31"><text:s/>/* iterates until $bidCount bids are selected or the system iterates through all the packages*/</text:p>
            <text:p text:style-name="P31">while ( bidCount-- != 0 &amp;&amp; numberOfVisitedPackages &lt; number of packages){</text:p>
            <text:p text:style-name="P35">int randomPackageId = random.nextInt(number of packages);</text:p>
            <text:p text:style-name="P35"/>
            <text:p text:style-name="P35">if(status[randomPackageId]) /* if the package is already selected*/{</text:p>
            <text:p text:style-name="P40">//ignore the package</text:p>
            <text:p text:style-name="P40">maxNumber++;</text:p>
            <text:p text:style-name="P40">continue;</text:p>
            <text:p text:style-name="P35">} else {</text:p>
            <text:p text:style-name="P40">numberOfVisitedPackages++;</text:p>
            <text:p text:style-name="P40">status[randomPackageId] = true;</text:p>
            <text:p text:style-name="P40"/>
            <text:p text:style-name="P40">/* decide a profit percentage within the range medProfitPercentageRange */</text:p>
            <text:p text:style-name="P41">double profitPercentage = medProfitPercentageRange[0] + (medProfitPercentageRange[1] <text:s/>- medProfitPercentageRange[0] ) * random.nextDouble();</text:p>
            <text:p text:style-name="P35"><text:s text:c="11"/><text:tab/> </text:p>
            <text:p text:style-name="P40">double profit = package.apportunityCost * profitPercentage;</text:p>
            <text:p text:style-name="P40"/>
            <text:p text:style-name="P40">double bidPrice = profit + package.apportunityCost;</text:p>
            <text:p text:style-name="P40"/>
            <text:p text:style-name="P40">selectedBids.add(randomPackageId, bidPrice);</text:p>
            <text:p text:style-name="P40"/>
            <text:p text:style-name="P35">}</text:p>
            <text:p text:style-name="P31">}</text:p>
          </table:table-cell>
        </table:table-row>
      </table:table>
      <text:p text:style-name="P29"><text:soft-page-break/></text:p>
      <text:list xml:id="list135231801986302" text:continue-numbering="true" text:style-name="WWNum3">
        <text:list-item>
          <text:p text:style-name="P63"><text:bookmark text:name="h.ultzxefmupug"/>AuctionResultPercept</text:p>
        </text:list-item>
      </text:list>
      <text:p text:style-name="P29"/>
      <text:p text:style-name="P30">After submitting the selected bids to gams, auctioneer model sends auction results to agents. When agents receive auction results, they post “AuctionResultPercept” event and as a result the plan “ReactOnAuctionResult” is getting executed to handle it.</text:p>
      <text:p text:style-name="P29"/>
      <text:p text:style-name="P1"><text:bookmark text:name="h.n5dyurlncs2b"/>ReactOnAuctionResult</text:p>
      <text:p text:style-name="P29"/>
      <text:p text:style-name="P29"/>
      <table:table table:name="Table10" table:style-name="Table10">
        <table:table-column table:style-name="Table10.A"/>
        <table:table-column table:style-name="Table10.B"/>
        <table:table-row table:style-name="Table10.1">
          <table:table-cell table:style-name="Table10.A1" office:value-type="string">
            <text:p text:style-name="P31">Context</text:p>
          </table:table-cell>
          <table:table-cell table:style-name="Table10.A1" office:value-type="string">
            <text:p text:style-name="P26">true;</text:p>
          </table:table-cell>
        </table:table-row>
        <table:table-row table:style-name="Table10.1">
          <table:table-cell table:style-name="Table10.A1" office:value-type="string">
            <text:p text:style-name="P31">Body</text:p>
          </table:table-cell>
          <table:table-cell table:style-name="Table10.A1" office:value-type="string">
            <text:p text:style-name="P31">trigger a subtask to UpdateIndividualConservationEthic event</text:p>
            <text:p text:style-name="P31">trigger a subtask to UpdateIndividualProfit event</text:p>
            <text:p text:style-name="P31">trigger a subtask to UpdateSocietalNorm event</text:p>
          </table:table-cell>
        </table:table-row>
      </table:table>
      <text:p text:style-name="P29"/>
      <text:p text:style-name="P29"/>
      <text:list xml:id="list135231196504689" text:continue-numbering="true" text:style-name="WWNum3">
        <text:list-item>
          <text:p text:style-name="P64"><text:bookmark text:name="h.y5o7qt9gdjal"/>UpdateIndividualConservationEthic</text:p>
        </text:list-item>
      </text:list>
      <text:p text:style-name="P29"/>
      <text:p text:style-name="P31">This goal has six plans and the goal is triggered by the plan “ReactOnAuctionResultPercept”.</text:p>
      <text:p text:style-name="P31"/>
      <text:p text:style-name="P2"><text:bookmark text:name="h.2fl9ybukqvcu"/>UnsuccessfulWhenHighC</text:p>
      <text:p text:style-name="P29"/>
      <table:table table:name="Table11" table:style-name="Table11">
        <table:table-column table:style-name="Table11.A"/>
        <table:table-column table:style-name="Table11.B"/>
        <table:table-row table:style-name="Table11.1">
          <table:table-cell table:style-name="Table11.A1" office:value-type="string">
            <text:p text:style-name="P31">Context</text:p>
          </table:table-cell>
          <table:table-cell table:style-name="Table11.A1" office:value-type="string">
            <text:p text:style-name="P31">the agent participated in the auction &amp;&amp; did not win any bid &amp;&amp; has high C</text:p>
          </table:table-cell>
        </table:table-row>
        <table:table-row table:style-name="Table11.1">
          <table:table-cell table:style-name="Table11.A1" office:value-type="string">
            <text:p text:style-name="P31">Body</text:p>
          </table:table-cell>
          <table:table-cell table:style-name="Table11.A1" office:value-type="string">
            <text:p text:style-name="P31">double profit = profit of the successful bid as a percentage of the bid price (if there are many successful bids, the highest profit% is selected)</text:p>
            <text:p text:style-name="P31">if (profit &lt; 0) {</text:p>
            <text:p text:style-name="P35">agent’s C = C * (1 - |profit| * agentConservationEthicModifier);</text:p>
            <text:p text:style-name="P31">} else {</text:p>
            <text:p text:style-name="P35">agent’s C = C - staticAgentConservationEthicModifier;</text:p>
            <text:p text:style-name="P31">}</text:p>
          </table:table-cell>
        </table:table-row>
      </table:table>
      <text:p text:style-name="P29"/>
      <text:p text:style-name="P2"><text:bookmark text:name="h.3uk05groi8x"/>UnsuccessfulWhenLowC</text:p>
      <text:p text:style-name="P29"/>
      <table:table table:name="Table12" table:style-name="Table12">
        <table:table-column table:style-name="Table12.A"/>
        <table:table-column table:style-name="Table12.B"/>
        <table:table-row table:style-name="Table12.1">
          <table:table-cell table:style-name="Table12.A1" office:value-type="string">
            <text:p text:style-name="P31">Context</text:p>
          </table:table-cell>
          <table:table-cell table:style-name="Table12.A1" office:value-type="string">
            <text:p text:style-name="P31">the agent participated in the auction &amp;&amp; did not win any bid <text:s/>&amp;&amp; has low C</text:p>
          </table:table-cell>
        </table:table-row>
        <table:table-row table:style-name="Table12.1">
          <table:table-cell table:style-name="Table12.A1" office:value-type="string">
            <text:p text:style-name="P31">Body</text:p>
          </table:table-cell>
          <table:table-cell table:style-name="Table12.A1" office:value-type="string">
            <text:p text:style-name="P26">agent’s C = C - staticAgentConservationEthicModifier;</text:p>
          </table:table-cell>
        </table:table-row>
      </table:table>
      <text:p text:style-name="P29"><text:soft-page-break/></text:p>
      <text:p text:style-name="P31"/>
      <text:p text:style-name="P2"><text:bookmark text:name="h.xdng8ncsfava"/>SuccessfulWhenHighC</text:p>
      <text:p text:style-name="P29"/>
      <table:table table:name="Table13" table:style-name="Table13">
        <table:table-column table:style-name="Table13.A"/>
        <table:table-column table:style-name="Table13.B"/>
        <table:table-row table:style-name="Table13.1">
          <table:table-cell table:style-name="Table13.A1" office:value-type="string">
            <text:p text:style-name="P31">Context</text:p>
          </table:table-cell>
          <table:table-cell table:style-name="Table13.A1" office:value-type="string">
            <text:p text:style-name="P31">the agent participated in the auction &amp;&amp; won at least one bid &amp;&amp; has high C</text:p>
          </table:table-cell>
        </table:table-row>
        <table:table-row table:style-name="Table13.1">
          <table:table-cell table:style-name="Table13.A1" office:value-type="string">
            <text:p text:style-name="P31">Body</text:p>
          </table:table-cell>
          <table:table-cell table:style-name="Table13.A1" office:value-type="string">
            <text:p text:style-name="P31">double profit = profit of the successful bid as a percentage of the bid price (if there are many successful bids, the highest profit% is selected)</text:p>
            <text:p text:style-name="P31">if (profit &gt; 0 &amp;&amp; profit &lt;= medProfitPercentageRange[1]) {</text:p>
            <text:p text:style-name="P35">agent’s C = C * (1 - |profit| * agentConservationEthicModifier);</text:p>
            <text:p text:style-name="P31">} </text:p>
            <text:p text:style-name="P31">else if (profit &gt; medProfitPercentageRange[1]){</text:p>
            <text:p text:style-name="P35">agent’s C = C * (1 + |profit| * agentConservationEthicModifier);</text:p>
            <text:p text:style-name="P31">}</text:p>
          </table:table-cell>
        </table:table-row>
      </table:table>
      <text:p text:style-name="P29"/>
      <text:p text:style-name="P29"/>
      <text:p text:style-name="P2"><text:bookmark text:name="h.iknp9pwu69y1"/>SuccessfulWhenLowC</text:p>
      <text:p text:style-name="P31"/>
      <text:p text:style-name="P29"/>
      <table:table table:name="Table14" table:style-name="Table14">
        <table:table-column table:style-name="Table14.A"/>
        <table:table-column table:style-name="Table14.B"/>
        <table:table-row table:style-name="Table14.1">
          <table:table-cell table:style-name="Table14.A1" office:value-type="string">
            <text:p text:style-name="P31">Context</text:p>
          </table:table-cell>
          <table:table-cell table:style-name="Table14.A1" office:value-type="string">
            <text:p text:style-name="P31">the agent participated in the auction &amp;&amp; won at least one bid &amp;&amp; has low C</text:p>
          </table:table-cell>
        </table:table-row>
        <table:table-row table:style-name="Table14.1">
          <table:table-cell table:style-name="Table14.A1" office:value-type="string">
            <text:p text:style-name="P31">Body</text:p>
          </table:table-cell>
          <table:table-cell table:style-name="Table14.A1" office:value-type="string">
            <text:p text:style-name="P31">double profit = profit of the successful bid as a percentage of the bid price (if there are many successful bids, the highest profit% is selected)</text:p>
            <text:p text:style-name="P31">if (profit &gt; 0 &amp;&amp; profit &lt;= medProfitPercentageRange[1]) {</text:p>
            <text:p text:style-name="P35">agent’s C = C * (1 - |profit| * agentConservationEthicModifier);</text:p>
            <text:p text:style-name="P31">} </text:p>
            <text:p text:style-name="P31">else if (profit &gt; medProfitPercentageRange[1]){</text:p>
            <text:p text:style-name="P35">agent’s C = C * (1 + |profit| * agentConservationEthicModifier);</text:p>
            <text:p text:style-name="P31">}</text:p>
          </table:table-cell>
        </table:table-row>
      </table:table>
      <text:p text:style-name="P31"/>
      <text:p text:style-name="P2"><text:bookmark text:name="h.6xp8gav6k0d"/>NotParticipatedWhenHighC</text:p>
      <text:p text:style-name="P31"/>
      <text:p text:style-name="P29"/>
      <table:table table:name="Table15" table:style-name="Table15">
        <table:table-column table:style-name="Table15.A"/>
        <table:table-column table:style-name="Table15.B"/>
        <table:table-row table:style-name="Table15.1">
          <table:table-cell table:style-name="Table15.A1" office:value-type="string">
            <text:p text:style-name="P31">Context</text:p>
          </table:table-cell>
          <table:table-cell table:style-name="Table15.A1" office:value-type="string">
            <text:p text:style-name="P31">the agent did not participate in the auction &amp;&amp; has high C</text:p>
          </table:table-cell>
        </table:table-row>
        <table:table-row table:style-name="Table15.1">
          <table:table-cell table:style-name="Table15.A1" office:value-type="string">
            <text:p text:style-name="P31">Body</text:p>
          </table:table-cell>
          <table:table-cell table:style-name="Table15.A1" office:value-type="string">
            <text:p text:style-name="P31">double profit = profit of the successful bid as a percentage of the bid price (if there are many successful bids, the highest profit% is selected)</text:p>
            <text:p text:style-name="P31">if (profit &gt; mediumProfitPercentage){</text:p>
            <text:p text:style-name="P35">agent’s C = C * (1 - |profit| * agentConservationEthicModifier);</text:p>
            <text:p text:style-name="P31">}</text:p>
          </table:table-cell>
        </table:table-row>
      </table:table>
      <text:p text:style-name="P29"><text:soft-page-break/></text:p>
      <text:p text:style-name="P31"/>
      <text:p text:style-name="P2"><text:bookmark text:name="h.14mn186fnksm"/>NotParticipatedWhenLowC</text:p>
      <text:p text:style-name="P29"/>
      <table:table table:name="Table16" table:style-name="Table16">
        <table:table-column table:style-name="Table16.A"/>
        <table:table-column table:style-name="Table16.B"/>
        <table:table-row table:style-name="Table16.1">
          <table:table-cell table:style-name="Table16.A1" office:value-type="string">
            <text:p text:style-name="P31">Context</text:p>
          </table:table-cell>
          <table:table-cell table:style-name="Table16.A1" office:value-type="string">
            <text:p text:style-name="P31">the agent did not participate in the auction &amp;&amp; has low C</text:p>
          </table:table-cell>
        </table:table-row>
        <table:table-row table:style-name="Table16.1">
          <table:table-cell table:style-name="Table16.A1" office:value-type="string">
            <text:p text:style-name="P31">Body</text:p>
          </table:table-cell>
          <table:table-cell table:style-name="Table16.A1" office:value-type="string">
            <text:p text:style-name="P31">double profit = profit of the successful bid as a percentage of the bid price (if there are many successful bids, the highest profit% is selected)</text:p>
            <text:p text:style-name="P31">if (profit &gt; 0){</text:p>
            <text:p text:style-name="P35">agent’s C = C * (1 - |profit| * agentConservationEthicModifier);</text:p>
            <text:p text:style-name="P31">}</text:p>
          </table:table-cell>
        </table:table-row>
      </table:table>
      <text:p text:style-name="P29"/>
      <text:p text:style-name="P31"/>
      <text:list xml:id="list135231423852434" text:continue-numbering="true" text:style-name="WWNum3">
        <text:list-item>
          <text:p text:style-name="P64"><text:bookmark text:name="h.u63353jzvexc"/>UpdateIndividualProfit</text:p>
        </text:list-item>
      </text:list>
      <text:p text:style-name="P31">This goal has two plans and the goal is triggered by the plan “ReactOnAuctionResultPercept”.</text:p>
      <text:p text:style-name="P31"/>
      <text:p text:style-name="P2"><text:bookmark text:name="h.ppjtja794865"/>HighP</text:p>
      <text:p text:style-name="P29"/>
      <table:table table:name="Table17" table:style-name="Table17">
        <table:table-column table:style-name="Table17.A"/>
        <table:table-column table:style-name="Table17.B"/>
        <table:table-row table:style-name="Table17.1">
          <table:table-cell table:style-name="Table17.A1" office:value-type="string">
            <text:p text:style-name="P31">Context</text:p>
          </table:table-cell>
          <table:table-cell table:style-name="Table17.A1" office:value-type="string">
            <text:p text:style-name="P31">the agent’s P is high</text:p>
          </table:table-cell>
        </table:table-row>
        <table:table-row table:style-name="Table17.1">
          <table:table-cell table:style-name="Table17.A1" office:value-type="string">
            <text:p text:style-name="P31">Body</text:p>
          </table:table-cell>
          <table:table-cell table:style-name="Table17.A1" office:value-type="string">
            <text:p text:style-name="P31">double profit = profit of the successful bid as a percentage of the bid price (if there are many successful bids, the highest profit% is selected)</text:p>
            <text:p text:style-name="P31">agent’s P = P * (1 + |profit| * agentProfitMotivationModifier);</text:p>
          </table:table-cell>
        </table:table-row>
      </table:table>
      <text:p text:style-name="P29"/>
      <text:p text:style-name="P2"><text:bookmark text:name="h.wa87bpjkqcg1"/>LowP</text:p>
      <text:p text:style-name="P29"/>
      <table:table table:name="Table18" table:style-name="Table18">
        <table:table-column table:style-name="Table18.A"/>
        <table:table-column table:style-name="Table18.B"/>
        <table:table-row table:style-name="Table18.1">
          <table:table-cell table:style-name="Table18.A1" office:value-type="string">
            <text:p text:style-name="P31">Context</text:p>
          </table:table-cell>
          <table:table-cell table:style-name="Table18.A1" office:value-type="string">
            <text:p text:style-name="P31">the agent’s P is low</text:p>
          </table:table-cell>
        </table:table-row>
        <table:table-row table:style-name="Table18.1">
          <table:table-cell table:style-name="Table18.A1" office:value-type="string">
            <text:p text:style-name="P31">Body</text:p>
          </table:table-cell>
          <table:table-cell table:style-name="Table18.A1" office:value-type="string">
            <text:p text:style-name="P31">agent’s P = P + staticAgentProfitMotivationModifier;</text:p>
          </table:table-cell>
        </table:table-row>
      </table:table>
      <text:p text:style-name="P31"/>
      <text:p text:style-name="P31"/>
      <text:list xml:id="list135231162385261" text:continue-numbering="true" text:style-name="WWNum3">
        <text:list-item>
          <text:p text:style-name="P64"><text:bookmark text:name="h.6wq1oiq3blr4"/>UpdateSocietalNorm</text:p>
        </text:list-item>
      </text:list>
      <text:p text:style-name="P31">This goal has only one plan and the goal triggered by the plan “ReactOnAuctionResultPercept”.</text:p>
      <text:p text:style-name="P31"/>
      <text:p text:style-name="P2"><text:bookmark text:name="h.t5awv8b85m8"/>ApplySocietalNormEffect</text:p>
      <text:p text:style-name="P29"/>
      <table:table table:name="Table19" table:style-name="Table19">
        <table:table-column table:style-name="Table19.A"/>
        <table:table-column table:style-name="Table19.B"/>
        <table:table-row table:style-name="Table19.1">
          <table:table-cell table:style-name="Table19.A1" office:value-type="string">
            <text:p text:style-name="P31">Context</text:p>
          </table:table-cell>
          <table:table-cell table:style-name="Table19.A1" office:value-type="string">
            <text:p text:style-name="P31">always true</text:p>
          </table:table-cell>
        </table:table-row>
        <table:table-row table:style-name="Table19.1">
          <table:table-cell table:style-name="Table19.A1" office:value-type="string">
            <text:p text:style-name="P31">Body</text:p>
          </table:table-cell>
          <table:table-cell table:style-name="Table19.A1" office:value-type="string">
            <text:p text:style-name="P26">if (agent's current CE &lt; average CE){</text:p>
            <text:p text:style-name="P35">agents's CE = agent's current CE <text:s/>+ (average CE - agent's CE) * socialNormUpdatePercentage;</text:p>
            <text:p text:style-name="P26">}</text:p>
          </table:table-cell>
        </table:table-row>
      </table:table>
      <text:p text:style-name="P31"><text:soft-page-break/></text:p>
      <text:p text:style-name="Heading_20_1">Scripts and Configuration Files</text:p>
      <text:p text:style-name="P31"/>
      <text:p text:style-name="Heading_20_2">1. qsub-run-samples.sh</text:p>
      <text:p text:style-name="Standard"/>
      <text:p text:style-name="P31"><text:span text:style-name="T3">File location <text:tab/>:</text:span><text:span text:style-name="T4"> </text:span><text:a xlink:type="simple" xlink:href="https://bitbucket.org/dhixsingh/bdi-abm-integration/src/51e10c8c9acf967b189c8169836fc6ca2188b842/examples/conservation/test/qsub-run-samples.sh?at=jill"><text:span text:style-name="Internet_20_link">qsub-run-samples.sh</text:span></text:a></text:p>
      <text:p text:style-name="P31"/>
      <text:p text:style-name="P31"><text:span text:style-name="T3">How to call<text:tab/>:</text:span> ./qsub-run-samples.sh --local &lt;Experiment_Directory&gt;</text:p>
      <text:p text:style-name="P31"/>
      <text:p text:style-name="P31"><text:span text:style-name="T3">Purpose<text:tab/>:</text:span><text:span text:style-name="T4"> </text:span>This script is used when running tests for multiple parameter combinations(samples) and for mutiple replicates. Here, Experiement_Directory is where the <text:span text:style-name="T5">samples</text:span> and <text:span text:style-name="T5">config</text:span> files are located. With default configuration, it is “../output/” directory. </text:p>
      <text:p text:style-name="P31">Other scripts: common.sh, emulate-qsub.sh, model.sh, run-samples.sh are used by qsub-run-samples.sh.</text:p>
      <text:p text:style-name="P31"/>
      <text:p text:style-name="Heading_20_2">2. qsub-run-samples-mac.sh</text:p>
      <text:p text:style-name="P31"/>
      <text:p text:style-name="P31"><text:span text:style-name="T3">File location<text:tab/>:</text:span><text:span text:style-name="T4"> </text:span><text:a xlink:type="simple" xlink:href="https://bitbucket.org/dhixsingh/bdi-abm-integration/src/51e10c8c9acf967b189c8169836fc6ca2188b842/examples/conservation/test/qsub-run-samples-mac.sh?at=jill"><text:span text:style-name="Internet_20_link">qsub-run-samples-mac.sh</text:span></text:a></text:p>
      <text:p text:style-name="P31"/>
      <text:p text:style-name="P31"><text:span text:style-name="T3">How to call<text:tab/>:</text:span> ./qsub-run-samples-mac.sh --local &lt;Experiment_Directory&gt;<text:tab/></text:p>
      <text:p text:style-name="P31"/>
      <text:p text:style-name="P31"><text:span text:style-name="T3">Purpose<text:tab/>:</text:span> This is the MAC OS version of <text:s/>qsub-run-samples.sh. This script uses <text:s/>qsub-run-samples-mac.sh instead of <text:s/>qsub-run-samples.sh.</text:p>
      <text:p text:style-name="P31">Here, Experiement_Directory is where the <text:span text:style-name="T5">samples</text:span> and <text:span text:style-name="T5">config</text:span> files are located. IWith default configuration, it is “../output/” directory. </text:p>
      <text:p text:style-name="P31"/>
      <text:p text:style-name="Heading_20_2">3. model.sh</text:p>
      <text:p text:style-name="P31"/>
      <text:p text:style-name="P31"><text:span text:style-name="T3">File location<text:tab/>:</text:span><text:span text:style-name="T4"> </text:span><text:a xlink:type="simple" xlink:href="https://bitbucket.org/dhixsingh/bdi-abm-integration/src/51e10c8c9acf967b189c8169836fc6ca2188b842/examples/conservation/test/model.sh?at=jill"><text:span text:style-name="Internet_20_link">model.sh</text:span></text:a></text:p>
      <text:p text:style-name="P31"/>
      <text:p text:style-name="P31"><text:span text:style-name="T3">Purpose<text:tab/>:</text:span> This is called by <text:s/>qsub-run-samples-mac.sh and <text:s/>qsub-run-samples.sh. This script calls the conservation jar with command line arguments. So, when we change command line arguments, what we have to set is this.</text:p>
      <text:p text:style-name="P31">GAMS_DIR variable in this script should be set according to the environment.</text:p>
      <text:p text:style-name="P31"/>
      <text:p text:style-name="Heading_20_2">4. qsub-clean.sh</text:p>
      <text:p text:style-name="Standard"/>
      <text:p text:style-name="Standard"><text:span text:style-name="T3">File location<text:tab/>:</text:span> <text:a xlink:type="simple" xlink:href="https://bitbucket.org/dhixsingh/bdi-abm-integration/src/51e10c8c9acf967b189c8169836fc6ca2188b842/examples/conservation/test/qsub-clean.sh?at=jill"><text:span text:style-name="Internet_20_link">qsub-clean.sh</text:span></text:a></text:p>
      <text:p text:style-name="Standard"/>
      <text:p text:style-name="Standard"><text:span text:style-name="T3">How to call<text:tab/>:</text:span> ./qsub-clean.sh --local &lt;Experiment_Directory&gt;</text:p>
      <text:p text:style-name="Standard"/>
      <text:p text:style-name="Standard"><text:span text:style-name="T3">Purpose<text:tab/>:</text:span> this can be used to delete all outputs from previous runs. </text:p>
      <text:p text:style-name="Standard">Here, Experiement_Directory is where the <text:span text:style-name="T5">samples</text:span> and <text:span text:style-name="T5">config</text:span> files are located. With default configuration, it is “../output/” directory. </text:p>
      <text:p text:style-name="Heading_20_2">5. qsub-postproc.sh</text:p>
      <text:p text:style-name="Standard"/>
      <text:p text:style-name="Standard"><text:span text:style-name="T3">File location<text:tab/>: </text:span><text:a xlink:type="simple" xlink:href="https://bitbucket.org/dhixsingh/bdi-abm-integration/src/51e10c8c9acf967b189c8169836fc6ca2188b842/examples/conservation/test/qsub-postproc.sh?at=jill"><text:span text:style-name="Internet_20_link">qsub-postproc.sh</text:span></text:a></text:p>
      <text:p text:style-name="Standard"/>
      <text:p text:style-name="Standard"><text:soft-page-break/><text:span text:style-name="T3">How to call<text:tab/>:</text:span><text:span text:style-name="T4"> </text:span>./qsub-postproc.sh --local &lt;Experiment_Directory&gt;</text:p>
      <text:p text:style-name="Standard"/>
      <text:p text:style-name="Standard"><text:span text:style-name="T3">Purpose<text:tab/>:</text:span> After running either qsub-run-samples.sh or qsub-run-samples-mac.sh, this script can be used to put all output results to a database.</text:p>
      <text:p text:style-name="Standard">This script calls postproc.sh and postproc.py.</text:p>
      <text:p text:style-name="P31">Here, Experiement_Directory is where the <text:span text:style-name="T5">samples</text:span> and <text:span text:style-name="T5">config</text:span> files are located. In our case it is “../output/” directory. </text:p>
      <text:p text:style-name="Standard"/>
      <text:p text:style-name="Heading_20_2">6. postproc.py</text:p>
      <text:p text:style-name="Standard"/>
      <text:p text:style-name="Standard"><text:span text:style-name="T3">File location<text:tab/>: </text:span><text:a xlink:type="simple" xlink:href="https://bitbucket.org/dhixsingh/bdi-abm-integration/src/51e10c8c9acf967b189c8169836fc6ca2188b842/examples/conservation/test/postproc.py?at=jill"><text:span text:style-name="Internet_20_link">postproc.py</text:span></text:a></text:p>
      <text:p text:style-name="Standard"/>
      <text:p text:style-name="Standard"><text:span text:style-name="T3">Purpose<text:tab/>: </text:span>This is called by qsub-postproc.sh to generate a sqlight db and store all output results in the DB. If you want to change the database structure, this is the file to edit.</text:p>
      <text:p text:style-name="Standard"/>
      <text:p text:style-name="Heading_20_2">7. NOLHdesigns_v5.xls</text:p>
      <text:p text:style-name="Standard"/>
      <text:p text:style-name="Standard"><text:span text:style-name="T3">File location<text:tab/>:</text:span><text:span text:style-name="T4"> </text:span><text:a xlink:type="simple" xlink:href="https://bitbucket.org/dhixsingh/bdi-abm-integration/src/51e10c8c9acf967b189c8169836fc6ca2188b842/examples/conservation/test/NOLHdesigns_v5.xls?at=jill"><text:span text:style-name="Internet_20_link">NOLHdesigns_v5.xls</text:span></text:a></text:p>
      <text:p text:style-name="Standard"/>
      <text:p text:style-name="Standard"><text:span text:style-name="T3">Purpose<text:tab/>: </text:span>This file can be used to generate Latin Hypercube parameter combinations. Read the “readme” sheet before generating samples.</text:p>
      <text:p text:style-name="Standard"/>
      <text:p text:style-name="Heading_20_2">8. samples.txt</text:p>
      <text:p text:style-name="Standard"/>
      <text:p text:style-name="Standard">File location<text:tab/>: <text:a xlink:type="simple" xlink:href="https://bitbucket.org/dhixsingh/bdi-abm-integration/src/51e10c8c9acf967b189c8169836fc6ca2188b842/examples/conservation/test/output/samples.txt?at=jill"><text:span text:style-name="Internet_20_link">samples.txt</text:span></text:a></text:p>
      <text:p text:style-name="Standard"/>
      <text:p text:style-name="Standard">Purpose<text:tab/>: After generating Latin Hypercube samples using NOLHdesigns_v5.xls, those samples should be copied to the sample.txt file. Because, the samples.txt file is the one that is used by qsub-run-samples.sh script when running tests. </text:p>
      <text:p text:style-name="Standard"/>
      <text:p text:style-name="Heading_20_2">9. config</text:p>
      <text:p text:style-name="Standard"/>
      <text:p text:style-name="Standard">File location<text:tab/>: <text:a xlink:type="simple" xlink:href="https://bitbucket.org/dhixsingh/bdi-abm-integration/src/51e10c8c9acf967b189c8169836fc6ca2188b842/examples/conservation/test/output/config?at=jill"><text:span text:style-name="Internet_20_link">config</text:span></text:a></text:p>
      <text:p text:style-name="Standard"/>
      <text:p text:style-name="Standard">Purpose<text:tab/>: This file contains how many replicates should be run from each sample and how many samples are there.</text:p>
      <text:p text:style-name="Standard"/>
      <text:p text:style-name="Standard"/>
      <text:p text:style-name="Standard"/>
      <text:p text:style-name="Heading_20_1">R-Scripts</text:p>
      <text:p text:style-name="Standard"/>
      <text:p text:style-name="Standard">All below listed R scripts are availabel in <text:a xlink:type="simple" xlink:href="https://bitbucket.org/dhixsingh/bdi-abm-integration/src/7e071d2fd8e974134f868b5696fc85e065626c78/examples/conservation/test/RScripts/?at=jill"><text:span text:style-name="Internet_20_link">bitbucket</text:span></text:a>. </text:p>
      <text:p text:style-name="Heading_20_2">1. accumulated_cost_of_auction_cycles.R</text:p>
      <text:p text:style-name="Standard"/>
      <text:p text:style-name="Standard"><text:soft-page-break/><text:tab/>./accumulated_cost_of_auction_cycles.R &lt;Experiment_Directory&gt;</text:p>
      <text:p text:style-name="Standard"/>
      <text:p text:style-name="Standard">Prints the accumulated cost of all 100 auction cycles. <text:s/>When calculating the accumulated cost, average of all replicates is taken.</text:p>
      <text:p text:style-name="Standard"/>
      <text:p text:style-name="Heading_20_2">2. correlation.R</text:p>
      <text:p text:style-name="Standard"/>
      <text:p text:style-name="Standard"><text:tab/>./correlation.R &lt;Experiment_Directory&gt;</text:p>
      <text:p text:style-name="Standard"/>
      <text:p text:style-name="Standard">Correlation of outputs and inputs are plotted using R corrplot.</text:p>
      <text:p text:style-name="Standard"/>
      <text:p text:style-name="Standard">Inputs: currently we have four input parameters, which we range over Latin Hypercube sampling.</text:p>
      <text:list xml:id="list4619407342307055870" text:style-name="WWNum6">
        <text:list-item>
          <text:p text:style-name="P44">AgentConservationEthicModifier</text:p>
        </text:list-item>
        <text:list-item>
          <text:p text:style-name="P44">agentProfitMotivationModifier</text:p>
        </text:list-item>
        <text:list-item>
          <text:p text:style-name="P44">socielNormUpdatePercentage</text:p>
        </text:list-item>
        <text:list-item>
          <text:p text:style-name="P44">highCEAgentsPercentage</text:p>
        </text:list-item>
      </text:list>
      <text:p text:style-name="Standard"/>
      <text:p text:style-name="Standard">Outputs:</text:p>
      <text:list xml:id="list8078722762188751079" text:style-name="WWNum7">
        <text:list-item>
          <text:p text:style-name="P45">number of cycles with winners</text:p>
        </text:list-item>
        <text:list-item>
          <text:p text:style-name="P45">HC agents in cycle 100</text:p>
        </text:list-item>
        <text:list-item>
          <text:p text:style-name="P45">HP agents in cycle 100</text:p>
        </text:list-item>
        <text:list-item>
          <text:p text:style-name="P45">HC agents in final winning cycle</text:p>
        </text:list-item>
        <text:list-item>
          <text:p text:style-name="P45">HP agents in final winning cycle</text:p>
        </text:list-item>
        <text:list-item>
          <text:p text:style-name="P45">normalized cost of final round with winners</text:p>
        </text:list-item>
        <text:list-item>
          <text:p text:style-name="P45">average CE at 100th cycle - initial average CE</text:p>
        </text:list-item>
        <text:list-item>
          <text:p text:style-name="P45">average CE at last winning cycle - initial average CE</text:p>
        </text:list-item>
        <text:list-item>
          <text:p text:style-name="P45">accumulated LCLP participants at last winning cycle</text:p>
        </text:list-item>
        <text:list-item>
          <text:p text:style-name="P45">accumulated HCLP participants at last winning cycle</text:p>
        </text:list-item>
        <text:list-item>
          <text:p text:style-name="P45">accumulated LCHP participants at last winning cycle</text:p>
        </text:list-item>
        <text:list-item>
          <text:p text:style-name="P45">accumulated HCHP participants at last winning cycle</text:p>
        </text:list-item>
        <text:list-item>
          <text:p text:style-name="P45">accumulated LCLP winners at last winning cycle</text:p>
        </text:list-item>
        <text:list-item>
          <text:p text:style-name="P45">accumulated HCLP winners at last winning cycle</text:p>
        </text:list-item>
        <text:list-item>
          <text:p text:style-name="P45">accumulated LCHP winners at last winning cycle</text:p>
        </text:list-item>
        <text:list-item>
          <text:p text:style-name="P45">accumulated HCHP winners at last winning cycle</text:p>
        </text:list-item>
        <text:list-item>
          <text:p text:style-name="P45">number of agents changed groups (CE)</text:p>
        </text:list-item>
        <text:list-item>
          <text:p text:style-name="P45">number of agents changed groups (PM)</text:p>
        </text:list-item>
      </text:list>
      <text:p text:style-name="Standard"/>
      <text:p text:style-name="Standard"/>
      <text:p text:style-name="Standard"/>
      <text:p text:style-name="Heading_20_2">3. create_mean_file.py</text:p>
      <text:p text:style-name="Standard"/>
      <text:p text:style-name="Standard"><text:tab/>./create_mean_file.py &lt;Experiment_Directory&gt;</text:p>
      <text:p text:style-name="Standard"/>
      <text:p text:style-name="Standard"><text:soft-page-break/>Results an output file named “mean_over_time.csv”, <text:s/>which contains the means of outputs. When caculating the mean, all samples and replicates are considered.</text:p>
      <text:p text:style-name="Standard"/>
      <text:p text:style-name="Heading_20_2">4. create_variability_file.py</text:p>
      <text:p text:style-name="Standard"/>
      <text:p text:style-name="Standard"><text:tab/>./create_variability_file.py &lt;Experiment_Directory&gt;</text:p>
      <text:p text:style-name="Standard"/>
      <text:p text:style-name="Standard">Results an output file named “varibility_over_time.csv”, <text:s/>which contains the variability of outputs. When caculating the variability, all samples and replicates are considered.</text:p>
      <text:p text:style-name="Standard"/>
      <text:p text:style-name="Heading_20_2">5. plot_agents_ce_and_pm.R</text:p>
      <text:p text:style-name="Standard"/>
      <text:p text:style-name="Standard"><text:tab/>./plot_agents_ce_and_pm.R &lt;Experiment_Directory&gt; &lt;number_of_agents&gt; &lt;number_of_cycles&gt;</text:p>
      <text:p text:style-name="Standard"/>
      <text:p text:style-name="Standard">Creates plots which show how individual agents' CE and PM vary over time and how the average CE and PM vary over time in each sample.</text:p>
      <text:p text:style-name="Standard"/>
      <text:p text:style-name="Heading_20_2">6. plot_auction_statistics.R</text:p>
      <text:p text:style-name="Standard"/>
      <text:p text:style-name="Standard"><text:tab/>./plot_auction_statistics.R &lt;Experiment_Directory&gt; </text:p>
      <text:p text:style-name="Standard"/>
      <text:p text:style-name="Standard">Creats plots to show how;</text:p>
      <text:list xml:id="list2276029862210730193" text:style-name="WWNum8">
        <text:list-item>
          <text:p text:style-name="P46">cost_of_all_bids</text:p>
        </text:list-item>
        <text:list-item>
          <text:p text:style-name="P46">cost_of_successful_bids</text:p>
        </text:list-item>
        <text:list-item>
          <text:p text:style-name="P46">number_of_bids</text:p>
        </text:list-item>
        <text:list-item>
          <text:p text:style-name="P46">number_of_successful_bids and</text:p>
        </text:list-item>
        <text:list-item>
          <text:p text:style-name="P46">number_of_participan</text:p>
        </text:list-item>
      </text:list>
      <text:p text:style-name="Standard">vary over time. But here, both successful and unsuccessful auction cycles in all replicates are considered when capturing the plots.</text:p>
      <text:p text:style-name="Standard"/>
      <text:p text:style-name="Heading_20_2">7. plot_average_number_of_packages_agents_bid_for.R</text:p>
      <text:p text:style-name="Standard"/>
      <text:p text:style-name="Standard"><text:tab/>./plot_average_number_of_packages_agents_bid_for.R &lt;Experiment_Directory&gt; &lt;number_of_agents&gt; &lt;number_of_cycles&gt;</text:p>
      <text:p text:style-name="Standard"/>
      <text:p text:style-name="P10">Plots how the number of packages that agents select vary over tme in different samples.</text:p>
      <text:p text:style-name="P10"/>
      <text:p text:style-name="Heading_20_2">8. plot_cost_of_auction_cycles.R</text:p>
      <text:p text:style-name="P10"/>
      <text:p text:style-name="P10"><text:tab/>./plot_cost_of_auction_cycles.R <text:bookmark text:name="__DdeLink__1015_218469181"/>&lt;Experiment_Directory&gt; &lt;number_of_cycles&gt;</text:p>
      <text:p text:style-name="P10"/>
      <text:p text:style-name="P10">Plots how the cost of each auction cycle vary over time. Here, only the cost of successful replicate test rounds are considered when calculating the average cost of a sample.</text:p>
      <text:p text:style-name="Heading_20_2"><text:soft-page-break/>9. <text:s/>plot_number_of_agents_in_each_category.R</text:p>
      <text:p text:style-name="Standard"/>
      <text:p text:style-name="Standard"><text:tab/>./plot_number_of_agents_in_each_category.R &lt;Experiment_Directory&gt; </text:p>
      <text:p text:style-name="Standard"/>
      <text:p text:style-name="Standard">Plots how the number of agents in each category vary over time. </text:p>
      <text:p text:style-name="Standard"/>
      <text:p text:style-name="Heading_20_2">10. plot_number_of_agents_in_highlow_category.R</text:p>
      <text:p text:style-name="Standard"/>
      <text:p text:style-name="Standard"><text:tab/>./plot_number_of_agents_in_highlow_category.R &lt;Experiment_Directory&gt; </text:p>
      <text:p text:style-name="Standard"/>
      <text:p text:style-name="Standard">Plots how the number of agents with highCE and the number of agents with high PM vary over time. </text:p>
      <text:p text:style-name="Standard"/>
      <text:p text:style-name="Heading_20_2">11. plot_number_of_auction_cycles_with_winners_in_all_ samples.R</text:p>
      <text:p text:style-name="Standard"/>
      <text:p text:style-name="Standard"><text:tab/>./plot_number_of_auction_cycles_with_winners_in_all_samples.R &lt;Experiment_Directory&gt; </text:p>
      <text:p text:style-name="Standard"/>
      <text:p text:style-name="P6">Plots the average number of successful auction cycles per sample. </text:p>
      <text:p text:style-name="Standard"/>
      <text:p text:style-name="P43">12. plot_number_of_participants_in_each_category.R</text:p>
      <text:p text:style-name="P43"/>
      <text:p text:style-name="P11"><text:tab/>./plot_number_of_participants_in_each_category.R &lt;Experiment_Directory&gt; </text:p>
      <text:p text:style-name="P11"/>
      <text:p text:style-name="P11">Plots how the number of participants from each category vary over time.</text:p>
      <text:p text:style-name="P11"/>
      <text:p text:style-name="Heading_20_2">13. plot_number_of_winners_in_each_category.R</text:p>
      <text:p text:style-name="P11"/>
      <text:p text:style-name="P11"><text:tab/>./plot_number_of_winners_in_each_category.R &lt;Experiment_Directory&gt; </text:p>
      <text:p text:style-name="P11"/>
      <text:p text:style-name="P12">Plots how the number of winners from each category vary over time.</text:p>
      <text:p text:style-name="P12"/>
      <text:p text:style-name="Heading_20_2">14. plot_outputs_vs_highCEagentsPercentage.R</text:p>
      <text:p text:style-name="P12"/>
      <text:p text:style-name="P12"><text:tab/>./plot_outputs_vs_highCEagentsPercentage.R &lt;Experiment_Directory&gt; </text:p>
      <text:p text:style-name="P12"/>
      <text:p text:style-name="P12">Plots how outputs vary over initial percentage of agents with high CE.</text:p>
      <text:p text:style-name="Heading_20_2">15. plot_outputs_vs_socialNormUpdatePercentage.R</text:p>
      <text:p text:style-name="Standard"/>
      <text:p text:style-name="Standard"><text:tab/>./plot_outputs_vs_socialNormUpdatePercentage.R &lt;Experiment_Directory&gt; </text:p>
      <text:p text:style-name="Standard"/>
      <text:p text:style-name="Standard">Plots how outputs vary over initial social norm update percentage.</text:p>
      <text:p text:style-name="Standard"/>
      <text:p text:style-name="Heading_20_2"><text:soft-page-break/>16. plot_outputs_vs_targetPercentage.R</text:p>
      <text:p text:style-name="Standard"/>
      <text:p text:style-name="Standard"><text:tab/>./plot_outputs_vs_targetPercentage.R &lt;Experiment_Directory&gt; </text:p>
      <text:p text:style-name="Standard"/>
      <text:p text:style-name="Standard">Plots how outputs vary over target percentage.</text:p>
      <text:p text:style-name="Standard"/>
      <text:p text:style-name="Heading_20_2">17. plot_outputs_vs_targetPercentage-scatter_plots.R</text:p>
      <text:p text:style-name="Standard"><text:tab/></text:p>
      <text:p text:style-name="Standard"><text:tab/>./plot_outputs_vs_targetPercentage-scatter_plots.R &lt;Experiment_Directory&gt;</text:p>
      <text:p text:style-name="Standard"/>
      <text:p text:style-name="Standard">Same as 15, but scatter plots are generated instead of line graphs. </text:p>
      <text:p text:style-name="Standard"/>
      <text:p text:style-name="Heading_20_2">18. plot_percentage_of_agents_with_high_CE</text:p>
      <text:p text:style-name="Standard"><text:tab/></text:p>
      <text:p text:style-name="P7"><text:tab/>./plot_percentage_of_agents_with_high_CE &lt;Experiment_Directory&gt;</text:p>
      <text:p text:style-name="Standard"/>
      <text:p text:style-name="Standard">Plots how the percentage of agents with high CE vary over time.</text:p>
      <text:p text:style-name="Standard"/>
      <text:p text:style-name="Heading_20_2">19. plot_total_number_of_participants.R</text:p>
      <text:p text:style-name="Standard"><text:tab/></text:p>
      <text:p text:style-name="Standard"><text:tab/>./plot_total_number_of_participants.R &lt;Experiment_Directory&gt;</text:p>
      <text:p text:style-name="Standard"/>
      <text:p text:style-name="Standard">Plot how the number of participants vary over time.</text:p>
      <text:p text:style-name="Standard"/>
      <text:p text:style-name="Heading_20_2">20. plot_total_number_of_winners.R</text:p>
      <text:p text:style-name="Standard"/>
      <text:p text:style-name="Standard"><text:tab/>./plot_total_number_of_winners.R &lt;Experiment_Directory&gt;</text:p>
      <text:p text:style-name="Standard"/>
      <text:p text:style-name="P5">Plot how the number of winners vary over time.</text:p>
      <text:p text:style-name="Standard"/>
      <text:p text:style-name="P42">21. plot_agents_movements.R</text:p>
      <text:p text:style-name="Standard"/>
      <text:p text:style-name="P4"><text:span text:style-name="T3"><text:tab/>./plot_agents_movements.R </text:span><text:bookmark text:name="__DdeLink__1015_2184691811"/><text:span text:style-name="T3">&lt;Experiment_Directory&gt; &lt;number_of_cycles&gt;</text:span></text:p>
      <text:p text:style-name="Standard"/>
      <text:p text:style-name="P8">Plots how the number of agents move from;</text:p>
      <text:p text:style-name="P38">- high CE to low CE,</text:p>
      <text:p text:style-name="P38">- low CE to high CE,</text:p>
      <text:p text:style-name="P38">- high PM to low PM and</text:p>
      <text:p text:style-name="P39">- low PM to high PM</text:p>
      <text:p text:style-name="P9">vary over time.</text:p>
      <text:p text:style-name="Heading_20_2"><text:span text:style-name="T4">22</text:span><text:span text:style-name="T3">. </text:span><text:span text:style-name="T4">plot_winners_acording_to_profit_level.R</text:span></text:p>
      <text:p text:style-name="Standard"/>
      <text:p text:style-name="P4"><text:tab/>./<text:span text:style-name="T6">plot_winners_acording_to_profit_level.R </text:span><text:bookmark text:name="__DdeLink__1015_2184691812"/><text:span text:style-name="T6">&lt;Experiment_Directory&gt; &lt;number_of_cycles&gt;</text:span></text:p>
      <text:p text:style-name="Standard"><text:soft-page-break/></text:p>
      <text:p text:style-name="P8">plots how the number of winning bids with;</text:p>
      <text:p text:style-name="P38">- high profit,</text:p>
      <text:p text:style-name="P38">- medium profit and</text:p>
      <text:p text:style-name="P38">- low profit</text:p>
      <text:p text:style-name="P8">vary over time.</text:p>
      <text:p text:style-name="P8"/>
      <text:p text:style-name="Heading_20_1">Scripts to compare standalone-gams model and conservation model</text:p>
      <text:p text:style-name="Standard"/>
      <text:p text:style-name="Standard">Scripts can be found in <text:a xlink:type="simple" xlink:href="https://bitbucket.org/dhixsingh/bdi-abm-integration/src/7e071d2fd8e974134f868b5696fc85e065626c78/examples/conservation/test/RScripts/CompareWithStandaloneGamsModel/?at=jill"><text:span text:style-name="Internet_20_link">bitbucket</text:span></text:a>.</text:p>
      <text:p text:style-name="Heading_20_2">1. createDBFromGamsOutput.py</text:p>
      <text:p text:style-name="Standard"/>
      <text:p text:style-name="Standard"><text:tab/>./createDBFromGamsOutput.py &lt;Experiment_Directory&gt;</text:p>
      <text:p text:style-name="Standard"/>
      <text:p text:style-name="Standard">Before running the script, the gams output file should be copied to the experiment directory. The script generates a sqlite database and store all outputs from gams in it. <text:s/>The database is created in the experiment directory in the name 'gams_output.db'.</text:p>
      <text:p text:style-name="Standard"/>
      <text:p text:style-name="Heading_20_2">2. plot_cost_comparison.R</text:p>
      <text:p text:style-name="Standard"/>
      <text:p text:style-name="Standard"><text:tab/>./plot_cost_comparison.R &lt;Experiment_Directory&gt; &lt;number_of_cycles&gt;</text:p>
      <text:p text:style-name="Standard"/>
      <text:p text:style-name="Standard">Plots how the cost of standalone gams model and conservation model changes over time. This script is written for the test run which had five different samples for 5 levels of highCEAgentsPercentage values. </text:p>
      <text:p text:style-name="Standard"/>
      <text:p text:style-name="Standard"/>
      <text:p text:style-name="Heading_20_1">Steps to Run a Test</text:p>
      <text:p text:style-name="P13"/>
      <text:p text:style-name="P13">Step 1: Identify what are the input parameters, which you are going to fix, and which you are going to vary over Latin Hypercube sampling.</text:p>
      <text:p text:style-name="P13"/>
      <text:p text:style-name="P14">Step 2: Based on the number of parameters that your going to vary using Latin Hypercube sampling, you can decide how many parameter combinations you want. Refer the first sheet of <text:a xlink:type="simple" xlink:href="https://bitbucket.org/dhixsingh/bdi-abm-integration/src/51e10c8c9acf967b189c8169836fc6ca2188b842/examples/conservation/test/NOLHdesigns_v5.xls?at=jill"><text:span text:style-name="Internet_20_link">NOLHdesigns_v5.xls</text:span></text:a><text:span text:style-name="Internet_20_link">.</text:span> Using the same xls file you can generate the sarameter combinations (samples).</text:p>
      <text:p text:style-name="P14"/>
      <text:p text:style-name="P14">Step 3: Copy the generated samples to <text:a xlink:type="simple" xlink:href="https://bitbucket.org/dhixsingh/bdi-abm-integration/src/51e10c8c9acf967b189c8169836fc6ca2188b842/examples/conservation/test/output/samples.txt?at=jill"><text:span text:style-name="Internet_20_link">samples.txt</text:span></text:a><text:span text:style-name="Internet_20_link">.</text:span> Make sure that you do not leave extra emty lines in file.</text:p>
      <text:p text:style-name="P14"/>
      <text:p text:style-name="P14">Step 4: Update the <text:a xlink:type="simple" xlink:href="https://bitbucket.org/dhixsingh/bdi-abm-integration/src/51e10c8c9acf967b189c8169836fc6ca2188b842/examples/conservation/test/output/config?at=jill"><text:span text:style-name="Internet_20_link">config</text:span></text:a> file according to the number of samples you have and how many replicate tests you want to run using each sample.</text:p>
      <text:p text:style-name="P14"/>
      <text:p text:style-name="P15"><text:soft-page-break/>Step 5: Modify the <text:a xlink:type="simple" xlink:href="https://bitbucket.org/dhixsingh/bdi-abm-integration/src/51e10c8c9acf967b189c8169836fc6ca2188b842/examples/conservation/test/model.sh?at=jill"><text:span text:style-name="Internet_20_link">model.sh</text:span></text:a> script according to the parameters. <text:span text:style-name="T7">You should specialy set the fixed parameter in Line 53. Other parameters, which you sampled using Latin Hypercube should be refered correctly.</text:span></text:p>
      <text:p text:style-name="P14"/>
      <text:p text:style-name="P16">Step 6: Set the gams installation directory as the GAMS_DIR parameter in the <text:a xlink:type="simple" xlink:href="https://bitbucket.org/dhixsingh/bdi-abm-integration/src/51e10c8c9acf967b189c8169836fc6ca2188b842/examples/conservation/test/model.sh?at=jill"><text:span text:style-name="Internet_20_link">model.sh</text:span></text:a> script.</text:p>
      <text:p text:style-name="P16"/>
      <text:p text:style-name="P17">Step 7: <text:span text:style-name="T8">run the script using below command</text:span></text:p>
      <text:p text:style-name="P17"/>
      <text:p text:style-name="P20">MAC OS</text:p>
      <text:p text:style-name="P20"><text:tab/><text:span text:style-name="T9">&gt; cd &lt;Conservation-Directory&gt;/test/</text:span></text:p>
      <text:p text:style-name="P18"><text:tab/><text:span text:style-name="T8">&gt; ./qsub-run-samples-mac.sh --local output/</text:span></text:p>
      <text:p text:style-name="P18"/>
      <text:p text:style-name="P23">UBUNTU</text:p>
      <text:p text:style-name="P21"><text:tab/><text:span text:style-name="T9">&gt; cd &lt;Conservation-Directory&gt;/test/</text:span></text:p>
      <text:p text:style-name="P22"><text:tab/>&gt; ./qsub-run-samples.sh --local output/</text:p>
      <text:p text:style-name="P19"/>
      <text:p text:style-name="P24">Step 8: Run below command to store all outputs <text:span text:style-name="T10">in</text:span> a database</text:p>
      <text:p text:style-name="P24"><text:tab/><text:span text:style-name="T10">&gt;qsub-postproc.sh --local output/</text:span></text:p>
      <text:p text:style-name="P25">This will result output.db in the Experiment directory.</text:p>
      <text:p text:style-name="P25"/>
      <text:p text:style-name="P25">Step 9: To generate plots, run the R scripts in the test/Rscripts directory.</text:p>
      <text:p text:style-name="P25"/>
      <text:p text:style-name="P62">Important!</text:p>
      <text:p text:style-name="P48"/>
      <text:p text:style-name="P50">1. The final code is avaialable in Jill branch.</text:p>
      <text:p text:style-name="P48"/>
      <text:p text:style-name="P49"><text:span text:style-name="T12">2. </text:span>In log/<text:span text:style-name="T13">output</text:span> file<text:span text:style-name="T13">s</text:span>, the same agent is refered using two <text:span text:style-name="T11">different</text:span> agent Ids. This has happened because Jill prints logs based on agents' ids. Conservation application prints all logs and output files using agents' names.</text:p>
      <text:p text:style-name="P49"><text:span text:style-name="T13">Eg: </text:span>if agent's name is “1”, agent's id is “0”.</text:p>
      <text:p text:style-name="P51">All output files and the logs printed by the application contain the agents<text:span text:style-name="T14">'</text:span> name<text:span text:style-name="T14">s</text:span>. The logs printed by Jill contain agents<text:span text:style-name="T14">'</text:span> id<text:span text:style-name="T14">s</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GB"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en" fo:country="GB"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353cm" fo:margin-bottom="0cm" style:contextual-spacing="true" fo:line-height="100%" fo:text-align="start" style:justify-single-word="false" fo:keep-together="always" fo:orphans="2" fo:widows="2" fo:hyphenation-ladder-count="no-limit" fo:keep-with-next="always" style:writing-mode="lr-tb"/>
      <style:text-properties fo:color="#000000" style:font-name="Trebuchet MS1" fo:font-family="'Trebuchet MS'" style:font-family-generic="swiss" style:font-pitch="variable" fo:font-size="16pt" fo:language="en" fo:country="GB" style:font-name-asian="Trebuchet MS2" style:font-family-asian="'Trebuchet MS'" style:font-family-generic-asian="system" style:font-pitch-asian="variable" style:font-size-asian="16pt" style:language-asian="zh" style:country-asian="CN" style:font-name-complex="Trebuchet MS2" style:font-family-complex="'Trebuchet MS'" style:font-family-generic-complex="system" style:font-pitch-complex="variable" style:font-size-complex="16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353cm" fo:margin-bottom="0cm" style:contextual-spacing="true" fo:line-height="100%" fo:text-align="start" style:justify-single-word="false" fo:keep-together="always" fo:orphans="2" fo:widows="2" fo:hyphenation-ladder-count="no-limit" fo:keep-with-next="always" style:writing-mode="lr-tb"/>
      <style:text-properties fo:color="#000000" style:font-name="Trebuchet MS1" fo:font-family="'Trebuchet MS'" style:font-family-generic="swiss" style:font-pitch="variable" fo:font-size="13pt" fo:language="en" fo:country="GB" fo:font-weight="bold" style:font-name-asian="Trebuchet MS2" style:font-family-asian="'Trebuchet MS'" style:font-family-generic-asian="system" style:font-pitch-asian="variable" style:font-size-asian="13pt" style:language-asian="zh" style:country-asian="CN" style:font-weight-asian="bold" style:font-name-complex="Trebuchet MS2" style:font-family-complex="'Trebuchet MS'" style:font-family-generic-complex="system" style:font-pitch-complex="variable" style:font-size-complex="13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282cm" fo:margin-bottom="0cm" style: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2pt" fo:language="en" fo:country="GB" fo:font-weight="bold" style:font-name-asian="Trebuchet MS2" style:font-family-asian="'Trebuchet MS'" style:font-family-generic-asian="system" style:font-pitch-asian="variable" style:font-size-asian="12pt" style:language-asian="zh" style:country-asian="CN" style:font-weight-asian="bold" style:font-name-complex="Trebuchet MS2" style:font-family-complex="'Trebuchet MS'"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282cm" fo:margin-bottom="0cm" style: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GB" style:text-underline-style="solid" style:text-underline-width="auto" style:text-underline-color="font-color"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1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282cm" fo:margin-bottom="0cm" style: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GB"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282cm" fo:margin-bottom="0cm" style:contextual-spacing="true" fo:line-height="100%" fo:text-align="start" style:justify-single-word="false" fo:keep-together="always" fo:orphans="2" fo:widows="2" fo:hyphenation-ladder-count="no-limit" fo:keep-with-next="always" style:writing-mode="lr-tb"/>
      <style:text-properties fo:color="#666666" style:font-name="Trebuchet MS1" fo:font-family="'Trebuchet MS'" style:font-family-generic="swiss" style:font-pitch="variable" fo:font-size="11pt" fo:language="en" fo:country="GB" fo:font-style="italic" style:font-name-asian="Trebuchet MS2" style:font-family-asian="'Trebuchet MS'" style:font-family-generic-asian="system" style:font-pitch-asian="variable" style:font-size-asian="11pt" style:language-asian="zh" style:country-asian="CN" style:font-style-asian="italic" style:font-name-complex="Trebuchet MS2" style:font-family-complex="'Trebuchet MS'" style:font-family-generic-complex="system" style:font-pitch-complex="variable" style:font-size-complex="11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cm" fo:margin-bottom="0cm" style:contextual-spacing="tru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LO-normal" style:next-style-name="Standard" style:default-outline-level="" style:class="chapter">
      <style:paragraph-properties fo:margin-top="0cm" fo:margin-bottom="0.353cm"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Quotations" style:family="paragraph" style:parent-style-name="Standard" style:default-outline-level=""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 style:display-name="ListLabel 7" style:family="text">
      <style:text-properties style:text-underline-style="non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051cm" fo:margin-left="2.54cm" fo:margin-right="2.54cm" fo:background-color="#ffffff" style:writing-mode="lr-tb" style:layout-grid-color="#c0c0c0" style:layout-grid-lines="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5-12-11T13:52:30.090142242</dc:date>
    <meta:editing-cycles>44</meta:editing-cycles>
    <meta:editing-duration>PT3H16M1S</meta:editing-duration>
    <meta:generator>LibreOffice/4.2.8.2$Linux_X86_64 LibreOffice_project/420m0$Build-2</meta:generator>
    <meta:document-statistic meta:table-count="19" meta:image-count="0" meta:object-count="0" meta:page-count="20" meta:paragraph-count="493" meta:word-count="3455" meta:character-count="24935" meta:non-whitespace-character-count="21925"/>
  </office:meta>
</office:document-meta>
</file>